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" svg:font-family="" style:font-family-generic="roman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401cm" style:rel-column-width="13106*"/>
    </style:style>
    <style:style style:name="Tabell1.C" style:family="table-column">
      <style:table-column-properties style:column-width="3.401cm" style:rel-column-width="13107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.A4" style:family="table-cell">
      <style:table-cell-properties fo:padding="0.097cm" fo:border-left="0.002cm solid #000000" fo:border-right="none" fo:border-top="none" fo:border-bottom="0.002cm solid #000000"/>
    </style:style>
    <style:style style:name="Tabell1.E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Text_20_body" style:list-style-name="L1">
      <style:text-properties style:text-position="0% 100%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itle">
      <style:text-properties fo:font-size="22pt" style:font-size-asian="22pt" style:font-size-complex="22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Heading_20_3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Heading_20_3">
      <style:paragraph-properties fo:break-before="page"/>
    </style:style>
    <style:style style:name="P1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style:font-name="Times New Roman1"/>
    </style:style>
    <style:style style:name="T5" style:family="text">
      <style:text-properties style:text-position="sub 58%" style:font-name="Times New Roman1" fo:font-style="italic" style:font-style-asian="italic" style:font-style-complex="italic"/>
    </style:style>
    <style:style style:name="T6" style:family="text">
      <style:text-properties style:text-position="sub 58%" style:font-name="Times New Roman1" fo:font-style="normal" style:font-style-asian="normal" style:font-style-complex="normal"/>
    </style:style>
    <style:style style:name="T7" style:family="text">
      <style:text-properties style:text-position="sub 58%" style:font-name="Times New Roman" fo:font-style="italic" style:font-style-asian="italic" style:font-style-complex="italic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style:font-name="Times New Roman1" fo:font-style="italic" style:font-style-asian="italic" style:font-style-complex="italic"/>
    </style:style>
    <style:style style:name="T10" style:family="text">
      <style:text-properties style:font-name="Times New Roman1" fo:font-style="normal" style:font-style-asian="normal" style:font-style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Times New Roman"/>
    </style:style>
    <style:style style:name="T13" style:family="text">
      <style:text-properties style:text-position="0% 100%" style:font-name="Times New Roman" fo:font-style="italic" style:font-style-asian="italic" style:font-style-complex="italic"/>
    </style:style>
    <style:style style:name="T14" style:family="text">
      <style:text-properties style:text-position="0% 100%" style:font-name="Times New Roman" fo:font-style="italic" style:font-name-asian="Arial Unicode MS" style:font-style-asian="italic" style:font-name-complex="Arial Unicode MS" style:font-style-complex="italic"/>
    </style:style>
    <style:style style:name="T15" style:family="text">
      <style:text-properties style:text-position="0% 100%" style:font-name="Times New Roman" fo:font-style="normal" style:font-style-asian="normal" style:font-style-complex="normal"/>
    </style:style>
    <style:style style:name="T16" style:family="text">
      <style:text-properties style:text-position="0% 100%" style:font-name="Times New Roman" fo:font-style="normal" style:font-name-asian="Arial Unicode MS" style:font-style-asian="normal" style:font-name-complex="Arial Unicode MS" style:font-style-complex="normal"/>
    </style:style>
    <style:style style:name="T17" style:family="text">
      <style:text-properties style:text-position="0% 100%" style:font-name="Times New Roman1"/>
    </style:style>
    <style:style style:name="T18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19" style:family="text">
      <style:text-properties style:text-position="0% 100%" style:font-name="Times New Roman1" fo:font-style="italic" style:font-style-asian="italic" style:font-style-complex="italic"/>
    </style:style>
    <style:style style:name="T20" style:family="text">
      <style:text-properties style:text-position="0% 100%" style:font-name="Times New Roman1" fo:font-style="normal" style:font-style-asian="normal" style:font-style-complex="normal"/>
    </style:style>
    <style:style style:name="T21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22" style:family="text">
      <style:text-properties style:text-position="0% 100%" style:font-name="Times New Roman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position="super 58%" style:font-name="Times New Roman1" fo:font-style="italic" style:font-style-asian="italic" style:font-style-complex="italic"/>
    </style:style>
    <style:style style:name="T28" style:family="text">
      <style:text-properties style:text-position="super 58%" fo:font-style="italic" style:font-style-asian="italic" style:font-style-complex="italic"/>
    </style:style>
    <style:style style:name="T29" style:family="text">
      <style:text-properties style:text-position="super 58%" fo:font-style="normal" style:font-style-asian="normal" style:font-style-complex="normal"/>
    </style:style>
    <style:style style:name="T30" style:family="text">
      <style:text-properties fo:font-size="10pt" fo:font-style="italic" style:font-size-asian="10pt" style:font-style-asian="italic" style:font-size-complex="10pt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Times New Roman" style:font-name-asian="Arial Unicode MS" style:font-name-complex="Arial Unicode MS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fill="solid" draw:fill-color="#e6e6e6" draw:textarea-horizontal-align="center" draw:textarea-vertical-align="middle" style:run-through="foreground"/>
    </style:style>
    <style:style style:name="gr3" style:family="graphic">
      <style:graphic-properties draw:stroke="dash" draw:stroke-dash="Ultrafine_20_Dashed" draw:fill="none" draw:fill-color="#e6e6e6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52cm" style:run-through="foreground"/>
    </style:style>
    <style:style style:name="gr6" style:family="graphic">
      <style:graphic-properties draw:stroke="none" svg:stroke-color="#000000" draw:fill="none" draw:fill-color="#ffffff" fo:min-height="0.658cm" style:run-through="foreground"/>
    </style:style>
    <style:style style:name="gr7" style:family="graphic">
      <style:graphic-properties draw:textarea-horizontal-align="justify" draw:textarea-vertical-align="middle" draw:auto-grow-height="false" style:run-through="foreground"/>
    </style:style>
    <style:style style:name="gr8" style:family="graphic">
      <style:graphic-properties draw:stroke="dash" draw:stroke-dash="Dashed_20__28_var_29_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draw:textarea-vertical-align="middle" fo:min-height="0.48cm" style:run-through="foreground"/>
    </style:style>
    <style:style style:name="gr10" style:family="graphic">
      <style:graphic-properties draw:stroke="none" svg:stroke-color="#000000" draw:fill="none" draw:fill-color="#ffffff" fo:min-height="0.725cm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kt24" text:anchor-type="page" text:anchor-page-number="5" svg:x="2.907cm" svg:y="10.814cm" svg:width="2.805cm" svg:height="0.582cm" draw:z-index="22">
        <draw:object xlink:href="./Object 24" xlink:type="simple" xlink:show="embed" xlink:actuate="onLoad"/>
        <draw:image xlink:href="./ObjectReplacements/Object 24" xlink:type="simple" xlink:show="embed" xlink:actuate="onLoad"/>
        <svg:desc>formel</svg:desc>
      </draw:frame>
      <draw:frame draw:style-name="fr2" draw:name="Objekt22" text:anchor-type="page" text:anchor-page-number="5" svg:x="6.516cm" svg:y="10.769cm" svg:width="2.462cm" svg:height="1.725cm" draw:z-index="23">
        <draw:object xlink:href="./Object 22" xlink:type="simple" xlink:show="embed" xlink:actuate="onLoad"/>
        <draw:image xlink:href="./ObjectReplacements/Object 22" xlink:type="simple" xlink:show="embed" xlink:actuate="onLoad"/>
        <svg:desc>formel</svg:desc>
      </draw:frame>
      <draw:frame draw:style-name="fr2" draw:name="Objekt23" text:anchor-type="page" text:anchor-page-number="5" svg:x="10.742cm" svg:y="10.788cm" svg:width="5.643cm" svg:height="3.78cm" draw:z-index="24">
        <draw:object xlink:href="./Object 23" xlink:type="simple" xlink:show="embed" xlink:actuate="onLoad"/>
        <draw:image xlink:href="./ObjectReplacements/Object 23" xlink:type="simple" xlink:show="embed" xlink:actuate="onLoad"/>
        <svg:desc>formel</svg:desc>
      </draw:frame>
      <text:p text:style-name="P10">Machine Learning</text:p>
      <text:h text:style-name="Heading_20_1" text:outline-level="1">Linear regression</text:h>
      <text:h text:style-name="Heading_20_2" text:outline-level="2">Principles</text:h>
      <text:p text:style-name="Text_20_body">The purpose is to find a function <text:span text:style-name="T1">h</text:span><text:span text:style-name="T5">Θ</text:span><text:span text:style-name="T13">(x) </text:span><text:span text:style-name="T15">that fits a training set </text:span><text:span text:style-name="T13">X </text:span><text:span text:style-name="T18">→</text:span><text:span text:style-name="T14"> y</text:span><text:span text:style-name="T16"> where </text:span><text:span text:style-name="T14">X</text:span><text:span text:style-name="T16"> is a matrix and </text:span><text:span text:style-name="T14">y</text:span><text:span text:style-name="T16"> is a column vector. </text:span></text:p>
      <text:p text:style-name="Text_20_body"><text:span text:style-name="T16">Example in table form:</text:span></text:p>
      <table:table table:name="Tabell1" table:style-name="Tabell1">
        <table:table-column table:style-name="Tabell1.A" table:number-columns-repeated="2"/>
        <table:table-column table:style-name="Tabell1.C"/>
        <table:table-column table:style-name="Tabell1.A"/>
        <table:table-column table:style-name="Tabell1.C"/>
        <table:table-row>
          <table:table-cell table:style-name="Tabell1.A1" office:value-type="string">
            <text:p text:style-name="P11">exempel</text:p>
          </table:table-cell>
          <table:table-cell table:style-name="Tabell1.A1" office:value-type="string">
            <text:p text:style-name="P11"><text:span text:style-name="T11">x</text:span><text:span text:style-name="T2">1</text:span></text:p>
          </table:table-cell>
          <table:table-cell table:style-name="Tabell1.A1" office:value-type="string">
            <text:p text:style-name="P11">x<text:span text:style-name="T2">1+n</text:span></text:p>
          </table:table-cell>
          <table:table-cell table:style-name="Tabell1.A1" office:value-type="string">
            <text:p text:style-name="P11">x<text:span text:style-name="T2">n</text:span></text:p>
          </table:table-cell>
          <table:table-cell table:style-name="Tabell1.E1" office:value-type="string">
            <text:p text:style-name="P11">y</text:p>
          </table:table-cell>
        </table:table-row>
        <table:table-row>
          <table:table-cell table:style-name="Tabell1.A2" office:value-type="float" office:value="1">
            <text:p text:style-name="Table_20_Contents">1</text:p>
          </table:table-cell>
          <table:table-cell table:style-name="Tabell1.A2" office:value-type="float" office:value="4">
            <text:p text:style-name="Table_20_Contents">4</text:p>
          </table:table-cell>
          <table:table-cell table:style-name="Tabell1.A2" office:value-type="float" office:value="8">
            <text:p text:style-name="Table_20_Contents">8</text:p>
          </table:table-cell>
          <table:table-cell table:style-name="Tabell1.A2" office:value-type="float" office:value="9">
            <text:p text:style-name="Table_20_Contents">9</text:p>
          </table:table-cell>
          <table:table-cell table:style-name="Tabell1.E2" office:value-type="float" office:value="13">
            <text:p text:style-name="Table_20_Contents">13</text:p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A2" office:value-type="float" office:value="5">
            <text:p text:style-name="Table_20_Contents">5</text:p>
          </table:table-cell>
          <table:table-cell table:style-name="Tabell1.A2" office:value-type="float" office:value="8">
            <text:p text:style-name="Table_20_Contents">8</text:p>
          </table:table-cell>
          <table:table-cell table:style-name="Tabell1.A2" office:value-type="float" office:value="8">
            <text:p text:style-name="Table_20_Contents">8</text:p>
          </table:table-cell>
          <table:table-cell table:style-name="Tabell1.E2" office:value-type="float" office:value="12">
            <text:p text:style-name="Table_20_Contents">12</text:p>
          </table:table-cell>
        </table:table-row>
        <table:table-row>
          <table:table-cell table:style-name="Tabell1.A4" office:value-type="string">
            <text:p text:style-name="Table_20_Contents">:</text:p>
          </table:table-cell>
          <table:table-cell table:style-name="Tabell1.A4" office:value-type="string">
            <text:p text:style-name="Table_20_Contents">:</text:p>
          </table:table-cell>
          <table:table-cell table:style-name="Tabell1.A4" office:value-type="string">
            <text:p text:style-name="Table_20_Contents">:</text:p>
          </table:table-cell>
          <table:table-cell table:style-name="Tabell1.A4" office:value-type="string">
            <text:p text:style-name="Table_20_Contents">:</text:p>
          </table:table-cell>
          <table:table-cell table:style-name="Tabell1.E4" office:value-type="string">
            <text:p text:style-name="Table_20_Contents">:</text:p>
          </table:table-cell>
        </table:table-row>
        <table:table-row>
          <table:table-cell table:style-name="Tabell1.A4" office:value-type="string">
            <text:p text:style-name="Table_20_Contents">n</text:p>
          </table:table-cell>
          <table:table-cell table:style-name="Tabell1.A2" office:value-type="float" office:value="9">
            <text:p text:style-name="Table_20_Contents">9</text:p>
          </table:table-cell>
          <table:table-cell table:style-name="Tabell1.A2" office:value-type="float" office:value="12">
            <text:p text:style-name="Table_20_Contents">12</text:p>
          </table:table-cell>
          <table:table-cell table:style-name="Tabell1.A2" office:value-type="float" office:value="11">
            <text:p text:style-name="Table_20_Contents">11</text:p>
          </table:table-cell>
          <table:table-cell table:style-name="Tabell1.E2" office:value-type="float" office:value="14">
            <text:p text:style-name="Table_20_Contents">14</text:p>
          </table:table-cell>
        </table:table-row>
      </table:table>
      <text:p text:style-name="Text_20_body"><text:span text:style-name="T16"><text:s/></text:span><text:span text:style-name="T15"><text:s/></text:span></text:p>
      <text:p text:style-name="Text_20_body"><text:span text:style-name="T15">The same example in matrix form</text:span></text:p>
      <text:p text:style-name="Text_20_body"><text:span text:style-name="T15"><draw:frame draw:style-name="fr1" draw:name="Objekt1" text:anchor-type="as-char" svg:width="3.023cm" svg:height="2.21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><text:span text:style-name="T15">Each matrix row corresponds to a row in the table. </text:span></text:p>
      <text:p text:style-name="Text_20_body"><text:span text:style-name="T15"><draw:frame draw:style-name="fr1" draw:name="Objekt2" text:anchor-type="as-char" svg:width="1.512cm" svg:height="2.21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Text_20_body"><text:span text:style-name="T15">This vector corresponds to the </text:span><text:span text:style-name="T13">y </text:span><text:span text:style-name="T15">column in the table.</text:span></text:p>
      <text:p text:style-name="Text_20_body"><text:span text:style-name="T15">The </text:span><text:span text:style-name="T13">h</text:span><text:span text:style-name="T5">Θ</text:span><text:span text:style-name="T13">(x) </text:span><text:span text:style-name="T15">function is a linear function of the form </text:span></text:p>
      <text:p text:style-name="Text_20_body"><text:span text:style-name="T15"><draw:frame draw:style-name="fr1" draw:name="Objekt3" text:anchor-type="as-char" svg:width="4.969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Text_20_body"><text:span text:style-name="T15">where </text:span><text:span text:style-name="T13">x</text:span><text:span text:style-name="T7">0</text:span><text:span text:style-name="T13"> is</text:span><text:span text:style-name="T15"> always 1 thus representing the constan offset.</text:span></text:p>
      <text:p text:style-name="Text_20_body"><text:span text:style-name="T15">The idea is to find the values of </text:span><text:span text:style-name="T20">Θ</text:span><text:span text:style-name="T15"> that makes <text:s/></text:span><text:span text:style-name="T13">h</text:span><text:span text:style-name="T5">Θ</text:span><text:span text:style-name="T13">(x)</text:span><text:span text:style-name="T15"> best fit the the training data.</text:span></text:p>
      <text:h text:style-name="Heading_20_2" text:outline-level="2">Cost function</text:h>
      <text:p text:style-name="Text_20_body">In order to find the best fitting values of <text:span text:style-name="T20">Θ, we apply different sets of Θ-values and try to find the set that minimises the cost, where the cost is the difference, using</text:span><text:span text:style-name="T15"> the training set</text:span><text:span text:style-name="T20">, between the value calculated using</text:span><text:span text:style-name="T15"> </text:span><text:span text:style-name="T13">h</text:span><text:span text:style-name="T5">Θ</text:span><text:span text:style-name="T13">(x) </text:span><text:span text:style-name="T15">given </text:span><text:span text:style-name="T13">x, </text:span><text:span text:style-name="T15">compared to the actual value, </text:span><text:span text:style-name="T13">y.</text:span><text:span text:style-name="T15"> </text:span><text:span text:style-name="T20"><text:s/></text:span><text:span text:style-name="T15"><text:s/></text:span></text:p>
      <text:p text:style-name="Text_20_body"><text:span text:style-name="T15">This cost function is calculated as</text:span></text:p>
      <text:p text:style-name="Text_20_body"><text:span text:style-name="T15"><draw:frame draw:style-name="fr1" draw:name="Objekt4" text:anchor-type="as-char" svg:width="4.771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Text_20_body"><text:span text:style-name="T15">where </text:span><text:span text:style-name="T13">m</text:span><text:span text:style-name="T15"> is the number of examples (rows) in the training set.</text:span></text:p>
      <text:h text:style-name="Heading_20_2" text:outline-level="2"><text:soft-page-break/>Gradient descent</text:h>
      <text:p text:style-name="Text_20_body">In order to find the values of <text:span text:style-name="T19">Θ</text:span><text:span text:style-name="T20">, we use an algorithm called </text:span><text:span text:style-name="T19">gradient descent</text:span><text:span text:style-name="T20">. </text:span></text:p>
      <text:p text:style-name="Text_20_body"><text:span text:style-name="T20">Gradient descent explores the function </text:span><text:span text:style-name="T19">Θ </text:span><text:span text:style-name="T18">→</text:span><text:span text:style-name="T19"> J(Θ)</text:span><text:span text:style-name="T20"> to find the minimum. Graphically it follows the line in the graphic representation until a minimum is found (i.e) where the tangent i 0.</text:span></text:p>
      <text:p text:style-name="Text_20_body"><text:span text:style-name="T20">Remember that </text:span><text:span text:style-name="T19">J(Θ)</text:span><text:span text:style-name="T20"> is a second grade function whose graph is a parabola. </text:span></text:p>
      <text:p text:style-name="Text_20_body"><text:span text:style-name="T20">It sets an initial proposed value of </text:span><text:span text:style-name="T19">Θ</text:span><text:span text:style-name="T20"> and then in a loop calculates the next proposed value </text:span><text:span text:style-name="T19">Θ</text:span><text:span text:style-name="T20">, by </text:span><text:span text:style-name="T22">subtracting</text:span><text:span text:style-name="T20"> (since the deriviative is the gradient and its value points away from the minima) the partial derivative of </text:span><text:span text:style-name="T19">J(Θ)</text:span><text:span text:style-name="T20"> from the current value of </text:span><text:span text:style-name="T19">Θ</text:span><text:span text:style-name="T20">. </text:span></text:p>
      <text:p text:style-name="Text_20_body"><text:span text:style-name="T20">Note, we use the derivative since it is a measurement of how large the error is, the larger the error, the steeper the derivative. This value is how much we want to change </text:span><text:span text:style-name="T19">Θ</text:span><text:span text:style-name="T20"> and in which direction. Theoretically we could just step </text:span><text:span text:style-name="T19">Θ</text:span><text:span text:style-name="T20"> with a constant value, but by using the derivative the algorithm will converge faster.</text:span></text:p>
      <text:h text:style-name="Heading_20_2" text:outline-level="2">Example<text:tab/></text:h>
      <text:p text:style-name="Text_20_body"><text:span text:style-name="T20">Let's consider a simple example with the following training data:</text:span></text:p>
      <text:p text:style-name="Text_20_body"><text:span text:style-name="T20"><draw:frame draw:style-name="fr1" draw:name="Objekt5" text:anchor-type="as-char" svg:width="2.036cm" svg:height="3.344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Text_20_body"><text:span text:style-name="T20">which should map to a</text:span><text:span text:style-name="T15"> </text:span><text:span text:style-name="T13">h</text:span><text:span text:style-name="T5">Θ</text:span><text:span text:style-name="T13">(x) </text:span></text:p>
      <text:p text:style-name="Text_20_body"><text:span text:style-name="T13"><draw:frame draw:style-name="fr1" draw:name="Objekt6" text:anchor-type="as-char" svg:width="3.097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0"> <text:s/></text:span></text:p>
      <text:p text:style-name="Text_20_body"><text:span text:style-name="T20">If we then propose </text:span></text:p>
      <text:p text:style-name="Text_20_body"><text:span text:style-name="T20"><draw:frame draw:style-name="fr1" draw:name="Objekt9" text:anchor-type="as-char" svg:width="1.646cm" svg:height="1.109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Text_20_body"><text:span text:style-name="T20">We can calculate</text:span><text:span text:style-name="T15"> </text:span><text:span text:style-name="T13">h</text:span><text:span text:style-name="T5">Θ</text:span><text:span text:style-name="T13">(X) </text:span><text:span text:style-name="T15">(for the entire X matrix)</text:span><text:span text:style-name="T13"> </text:span><text:span text:style-name="T20">using the linear algebra expression</text:span></text:p>
      <text:p text:style-name="Text_20_body"><text:span text:style-name="T20"><draw:frame draw:style-name="fr1" draw:name="Objekt10" text:anchor-type="as-char" svg:width="6.498cm" svg:height="1.66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Text_20_body"><text:span text:style-name="T20">The expression </text:span><text:span text:style-name="T13">h</text:span><text:span text:style-name="T5">Θ</text:span><text:span text:style-name="T13">(X) – y</text:span><text:span text:style-name="T15"> is calculated isung elementwise subtraction</text:span></text:p>
      <text:p text:style-name="Text_20_body"><text:span text:style-name="T13"><text:s/></text:span><text:span text:style-name="T13"><draw:frame draw:style-name="fr1" draw:name="Objekt11" text:anchor-type="as-char" svg:width="5.487cm" svg:height="1.669cm" draw:z-index="10"><draw:object xlink:href="./Object 11" xlink:type="simple" xlink:show="embed" xlink:actuate="onLoad"/><draw:image xlink:href="./ObjectReplacements/Object 11" xlink:type="simple" xlink:show="embed" xlink:actuate="onLoad"/><svg:desc>formel</svg:desc></draw:frame></text:span></text:p>
      <text:p text:style-name="P1"><text:span text:style-name="T12">Finally, the cost </text:span><text:span text:style-name="T17">Θ</text:span><text:span text:style-name="T4">0</text:span><text:span text:style-name="T17">=0.5, Θ</text:span><text:span text:style-name="T4">1</text:span><text:span text:style-name="T17">=0.5 </text:span><text:span text:style-name="T12">for will be</text:span></text:p>
      <text:p text:style-name="P1"><text:span text:style-name="T12"><draw:frame draw:style-name="fr1" draw:name="Objekt12" text:anchor-type="as-char" svg:width="5.246cm" svg:height="1.66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Text_20_body"><text:span text:style-name="T20">The partial derivatives of the cost function will be </text:span></text:p>
      <text:p text:style-name="Text_20_body"><text:span text:style-name="T20"><draw:frame draw:style-name="fr1" draw:name="Objekt7" text:anchor-type="as-char" svg:width="5.784cm" svg:height="1.154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Text_20_body"><text:soft-page-break/><text:span text:style-name="T20">We can vectorize this formula by taking advantage of that the summing part turns out to be the same as transposing </text:span><text:span text:style-name="T19">X</text:span><text:span text:style-name="T20"> and cross multiplying it with (</text:span><text:span text:style-name="T13">h</text:span><text:span text:style-name="T5">Θ</text:span><text:span text:style-name="T13">(X) - y</text:span><text:span text:style-name="T20">)</text:span></text:p>
      <text:p text:style-name="Text_20_body"><text:span text:style-name="T20">Vectorizing this formula for derivatives we get </text:span></text:p>
      <text:p text:style-name="Text_20_body"><text:span text:style-name="T20"><draw:frame draw:style-name="fr1" draw:name="Objekt8" text:anchor-type="as-char" svg:width="10.377cm" svg:height="1.662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Text_20_body"><text:span text:style-name="T20">Thus given that </text:span></text:p>
      <text:p text:style-name="Text_20_body"><text:span text:style-name="T19"><draw:frame draw:style-name="fr1" draw:name="Objekt13" text:anchor-type="as-char" svg:width="6.324cm" svg:height="3.824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h text:style-name="Heading_20_1" text:outline-level="1">Logistic regression</text:h>
      <text:h text:style-name="Heading_20_2" text:outline-level="2">Hypothesis function</text:h>
      <text:p text:style-name="Text_20_body"><draw:frame draw:style-name="fr1" draw:name="Objekt14" text:anchor-type="as-char" svg:width="4.322cm" svg:height="3.15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<text:span text:style-name="T15">Sigmoid i Octave: </text:span></text:p>
      <text:p text:style-name="P2"><text:span text:style-name="T23">X=[0 1; 2 3]</text:span></text:p>
      <text:p text:style-name="P2"><text:span text:style-name="T23">theta=[1; 2]</text:span></text:p>
      <text:p text:style-name="P2"><text:span text:style-name="T23">1/(1 – e.^(-(X* theta</text:span><text:span text:style-name="T23">))</text:span></text:p>
      <text:h text:style-name="Heading_20_2" text:outline-level="2">Cost function</text:h>
      <text:p text:style-name="Text_20_body">To avoid having a non-convex function as a cost function it is modified to use logarithms.</text:p>
      <text:p text:style-name="Text_20_body"><draw:frame draw:style-name="fr1" draw:name="Objekt15" text:anchor-type="as-char" svg:width="7.331cm" svg:height="1.04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Text_20_body"><text:span text:style-name="T15">Which can be compressed to</text:span></text:p>
      <text:p text:style-name="Text_20_body"><text:span text:style-name="T15"><draw:frame draw:style-name="fr1" draw:name="Objekt16" text:anchor-type="as-char" svg:width="9.737cm" svg:height="0.51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span></text:p>
      <text:p text:style-name="Text_20_body"><text:span text:style-name="T15">Then plug it into</text:span><text:span text:style-name="T20"> </text:span><text:span text:style-name="T19">J(Θ)</text:span></text:p>
      <text:p text:style-name="Text_20_body"><text:span text:style-name="T20"><draw:frame draw:style-name="fr1" draw:name="Objekt17" text:anchor-type="as-char" svg:width="9.026cm" svg:height="1.139cm" draw:z-index="16"><draw:object xlink:href="./Object 17" xlink:type="simple" xlink:show="embed" xlink:actuate="onLoad"/><draw:image xlink:href="./ObjectReplacements/Object 17" xlink:type="simple" xlink:show="embed" xlink:actuate="onLoad"/><svg:desc>formel</svg:desc></draw:frame></text:span></text:p>
      <text:p text:style-name="Text_20_body"><text:span text:style-name="T20">Which is vectorized</text:span></text:p>
      <text:p text:style-name="Text_20_body"><text:soft-page-break/><text:span text:style-name="T20"><draw:frame draw:style-name="fr1" draw:name="Objekt18" text:anchor-type="as-char" svg:width="7.562cm" svg:height="1.529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</text:span></text:p>
      <text:h text:style-name="Heading_20_2" text:outline-level="2">Gradient descent</text:h>
      <text:p text:style-name="Text_20_body">Is exactly as before and is vectorized</text:p>
      <text:p text:style-name="Text_20_body"><draw:frame draw:style-name="fr1" draw:name="Objekt19" text:anchor-type="as-char" svg:width="4.978cm" svg:height="0.998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</text:p>
      <text:h text:style-name="Heading_20_2" text:outline-level="2">Multiple classes </text:h>
      <text:p text:style-name="Text_20_body"><text:span text:style-name="T23">Train </text:span>a logistc regression classifier<text:span text:style-name="T15"> </text:span><text:span text:style-name="T13">h</text:span><text:span text:style-name="T5">Θ</text:span><text:span text:style-name="T27">(i)</text:span><text:span text:style-name="T13">(x)</text:span><text:span text:style-name="T15"> </text:span>for each class <text:span text:style-name="T1">i</text:span><text:span text:style-name="T25"> to</text:span> predict the probability that <text:span text:style-name="T1">y = i</text:span>.</text:p>
      <text:p text:style-name="Text_20_body">On a new input <text:span text:style-name="T1">x</text:span>, to make a prediction, pick the class that maximizes <text:span text:style-name="T15"><text:s/></text:span><text:span text:style-name="T13">h</text:span><text:span text:style-name="T5">Θ</text:span><text:span text:style-name="T27">(i)</text:span><text:span text:style-name="T13">(x)</text:span><text:span text:style-name="T15">:</text:span></text:p>
      <text:p text:style-name="Text_20_body"><text:span text:style-name="T15"><draw:frame draw:style-name="fr1" draw:name="Objekt20" text:anchor-type="as-char" svg:width="1.702cm" svg:height="0.997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h text:style-name="Heading_20_2" text:outline-level="2">Regularize logistic regression </text:h>
      <text:p text:style-name="Text_20_body"><text:span text:style-name="T15">For logistic regression we add a regularization, which suppresses the values of </text:span><text:span text:style-name="T20">Θ</text:span><text:span text:style-name="T6">1</text:span><text:span text:style-name="T20">- Θ</text:span><text:span text:style-name="T6">n</text:span><text:span text:style-name="T20"> (excluding Θ</text:span><text:span text:style-name="T6">0</text:span><text:span text:style-name="T20">)</text:span><text:span text:style-name="T15"> term to the cost function</text:span></text:p>
      <text:p text:style-name="Text_20_body"><text:span text:style-name="T15"><draw:frame draw:style-name="fr1" draw:name="Objekt21" text:anchor-type="as-char" svg:width="11.047cm" svg:height="1.139cm" draw:z-index="20"><draw:object xlink:href="./Object 21" xlink:type="simple" xlink:show="embed" xlink:actuate="onLoad"/><draw:image xlink:href="./ObjectReplacements/Object 21" xlink:type="simple" xlink:show="embed" xlink:actuate="onLoad"/><svg:desc>formel</svg:desc></draw:frame></text:span></text:p>
      <text:h text:style-name="Heading_20_2" text:outline-level="2">Neural network</text:h>
      <text:h text:style-name="Heading_20_3" text:outline-level="3">Forward propagation</text:h>
      <text:p text:style-name="Text_20_body">Used to calculate output from inputs by propagating activations through the network. The matrices used depends on the architecture of the network</text:p>
      <text:p text:style-name="Text_20_body">Consider a network with the following architecture:</text:p>
      <text:list xml:id="list2069293510" text:style-name="L1">
        <text:list-item>
          <text:p text:style-name="P3"><text:span text:style-name="T25">Training set </text:span><text:span text:style-name="T1">T</text:span><text:span text:style-name="T25"> = (</text:span><text:span text:style-name="T1">x</text:span><text:span text:style-name="T28">(i)</text:span><text:span text:style-name="T23">, </text:span><text:span text:style-name="T24">y</text:span><text:span text:style-name="T28">(i)</text:span><text:span text:style-name="T23">) for </text:span><text:span text:style-name="T24">i = 1</text:span><text:span text:style-name="T23"> to </text:span><text:span text:style-name="T24">m</text:span><text:span text:style-name="T25"> </text:span></text:p>
        </text:list-item>
        <text:list-item>
          <text:p text:style-name="P3"><text:span text:style-name="T25">layers</text:span><text:span text:style-name="T1"> 1 </text:span><text:span text:style-name="T25">to</text:span><text:span text:style-name="T1"> 3</text:span><text:span text:style-name="T25"> (i.e input layer, one hidden and output layer)</text:span></text:p>
        </text:list-item>
        <text:list-item>
          <text:p text:style-name="P3"><text:span text:style-name="T25">10 inputs</text:span><text:span text:style-name="T1"> x</text:span><text:span text:style-name="T3">1</text:span><text:span text:style-name="T1"> </text:span><text:span text:style-name="T25">to</text:span><text:span text:style-name="T1"> x</text:span><text:span text:style-name="T3">10</text:span><text:span text:style-name="T23"> = </text:span><text:span text:style-name="T24">a</text:span><text:span text:style-name="T28">(1)</text:span><text:span text:style-name="T3">1</text:span><text:span text:style-name="T24"> </text:span><text:span text:style-name="T23">to </text:span><text:span text:style-name="T24">a</text:span><text:span text:style-name="T28">(1)</text:span><text:span text:style-name="T3">10</text:span><text:span text:style-name="T23">; </text:span><text:span text:style-name="T24">s</text:span><text:span text:style-name="T3">1</text:span><text:span text:style-name="T24"> = 10; </text:span><text:span text:style-name="T23">with bias one also get </text:span><text:span text:style-name="T24">a</text:span><text:span text:style-name="T28">(1)</text:span><text:span text:style-name="T3">0</text:span></text:p>
        </text:list-item>
        <text:list-item>
          <text:p text:style-name="P7"><text:span text:style-name="T10">weights for layer 1, </text:span><text:span text:style-name="T9">Θ</text:span><text:span text:style-name="T27">(1)</text:span><text:span text:style-name="T9">, </text:span><text:span text:style-name="T10">as a</text:span><text:span text:style-name="T10"><draw:frame draw:style-name="fr1" draw:name="Objekt26" text:anchor-type="as-char" svg:width="3.411cm" svg:height="0.542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10">matrix</text:span></text:p>
        </text:list-item>
        <text:list-item>
          <text:p text:style-name="P3"><text:span text:style-name="T25">4 activation units in layer 2 (hidden layer): </text:span><text:span text:style-name="T1">a</text:span><text:span text:style-name="T29">(2)</text:span><text:span text:style-name="T8">1</text:span><text:span text:style-name="T23"> to </text:span><text:span text:style-name="T24">a</text:span><text:span text:style-name="T28">(2)</text:span><text:span text:style-name="T3">4</text:span><text:span text:style-name="T23">; </text:span><text:span text:style-name="T24">s</text:span><text:span text:style-name="T3">2</text:span><text:span text:style-name="T23"> = 4; with bias one also get </text:span><text:span text:style-name="T24">a</text:span><text:span text:style-name="T28">(2)</text:span><text:span text:style-name="T3">0</text:span></text:p>
        </text:list-item>
        <text:list-item>
          <text:p text:style-name="P7"><text:span text:style-name="T10">weights for layer 2, </text:span><text:span text:style-name="T9">Θ</text:span><text:span text:style-name="T27">(2)</text:span><text:span text:style-name="T9">, </text:span><text:span text:style-name="T10">as a</text:span><text:span text:style-name="T10"><draw:frame draw:style-name="fr1" draw:name="Objekt27" text:anchor-type="as-char" svg:width="3.209cm" svg:height="0.542cm" draw:z-index="27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10">matrix</text:span></text:p>
        </text:list-item>
        <text:list-item>
          <text:p text:style-name="P3"><text:span text:style-name="T25">one activation unit in layer 3 (output layer): </text:span><text:span text:style-name="T1">a</text:span><text:span text:style-name="T28">(3)</text:span><text:span text:style-name="T3">1</text:span><text:span text:style-name="T23"> = </text:span><text:span text:style-name="T24">h</text:span><text:span text:style-name="T5">Θ</text:span><text:span text:style-name="T19">(x)</text:span><text:span text:style-name="T20">; </text:span><text:span text:style-name="T19">s</text:span><text:span text:style-name="T5">3</text:span><text:span text:style-name="T20"> = 1</text:span></text:p>
        </text:list-item>
      </text:list>
      <text:p text:style-name="Text_20_body"><text:span text:style-name="T20">In this case the forward propagation is</text:span></text:p>
      <text:p text:style-name="Text_20_body"><text:span text:style-name="T19"><draw:frame draw:style-name="fr1" draw:name="Objekt25" text:anchor-type="as-char" svg:width="7.915cm" svg:height="1.173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"><text:line-break/></text:span></text:p>
      <text:h text:style-name="P14" text:outline-level="3"><text:span text:style-name="T15">Vectorized forward propagation</text:span></text:h>
      <text:p text:style-name="Text_20_body"><text:span text:style-name="T15">The general expression for a given layer in a network as below</text:span></text:p>
      <text:h text:style-name="P12" text:outline-level="3"><draw:g text:anchor-type="paragraph" draw:z-index="21" draw:style-name="gr1"><draw:rect draw:style-name="gr2" draw:text-style-name="P15" svg:width="14.78cm" svg:height="10.805cm" svg:x="0.413cm" svg:y="0.104cm"><text:p/></draw:rect><draw:ellipse draw:style-name="gr3" draw:text-style-name="P15" svg:width="0.355cm" svg:height="4.268cm" svg:x="8.052cm" svg:y="2.125cm"><text:p/></draw:ellipse><draw:line draw:style-name="gr4" draw:text-style-name="P15" svg:x1="0.794cm" svg:y1="2.721cm" svg:x2="14.824cm" svg:y2="2.702cm"><text:p/></draw:line><draw:line draw:style-name="gr4" draw:text-style-name="P15" svg:x1="0.794cm" svg:y1="6.722cm" svg:x2="14.824cm" svg:y2="6.699cm"><text:p/></draw:line><draw:frame draw:style-name="gr5" svg:width="2.58cm" svg:height="0.521cm" svg:x="0.93cm" svg:y="1.773cm"><draw:text-box><text:p>Bias</text:p></draw:text-box></draw:frame><draw:frame draw:style-name="gr6" svg:width="2.46cm" svg:height="2.274cm" svg:x="0.93cm" svg:y="3.722cm"><draw:text-box><text:p>Activation units</text:p><text:p/><text:p><text:span text:style-name="T30">s</text:span><text:span text:style-name="T31">: number of units in a layer</text:span></text:p></draw:text-box></draw:frame><draw:line draw:style-name="gr4" draw:text-style-name="P15" svg:x1="5.722cm" svg:y1="3.574cm" svg:x2="11.072cm" svg:y2="3.551cm"><text:p/></draw:line><draw:line draw:style-name="gr4" draw:text-style-name="P15" svg:x1="5.68cm" svg:y1="4.844cm" svg:x2="11.072cm" svg:y2="3.551cm"><text:p/></draw:line><draw:line draw:style-name="gr4" draw:text-style-name="P15" svg:x1="5.826cm" svg:y1="6.029cm" svg:x2="11.072cm" svg:y2="3.574cm"><text:p/></draw:line><draw:line draw:style-name="gr4" draw:text-style-name="P15" svg:x1="5.722cm" svg:y1="3.718cm" svg:x2="11.072cm" svg:y2="5.819cm"><text:p/></draw:line><draw:line draw:style-name="gr4" draw:text-style-name="P15" svg:x1="5.661cm" svg:y1="4.844cm" svg:x2="11.073cm" svg:y2="5.819cm"><text:p/></draw:line><draw:line draw:style-name="gr4" draw:text-style-name="P15" svg:x1="5.826cm" svg:y1="6.029cm" svg:x2="11.197cm" svg:y2="5.84cm"><text:p/></draw:line><draw:line draw:style-name="gr4" draw:text-style-name="P15" svg:x1="5.576cm" svg:y1="1.72cm" svg:x2="11.009cm" svg:y2="3.466cm"><text:p/></draw:line><draw:line draw:style-name="gr4" draw:text-style-name="P15" svg:x1="5.576cm" svg:y1="1.72cm" svg:x2="11.072cm" svg:y2="5.819cm"><text:p/></draw:line><draw:custom-shape draw:style-name="gr7" draw:text-style-name="P15" svg:width="0.907cm" svg:height="0.886cm" svg:x="5.306cm" svg:y="1.242cm"><text:p text:style-name="P15">a<text:span text:style-name="T2">0</text:span><text:span text:style-name="T32">(j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5" svg:width="0.907cm" svg:height="0.886cm" svg:x="5.368cm" svg:y="4.353cm"><text:p text:style-name="P15">a<text:span text:style-name="T2">2</text:span><text:span text:style-name="T32">(j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5" svg:width="0.907cm" svg:height="0.886cm" svg:x="5.41cm" svg:y="5.561cm"><text:p text:style-name="P15">a<text:span text:style-name="T2">3</text:span><text:span text:style-name="T32">(j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5" svg:width="0.907cm" svg:height="0.886cm" svg:x="10.656cm" svg:y="3.074cm"><text:p text:style-name="P15">a<text:span text:style-name="T2">1</text:span><text:span text:style-name="T32">(j+1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5" svg:width="0.907cm" svg:height="0.886cm" svg:x="10.698cm" svg:y="5.406cm"><text:p text:style-name="P15">a<text:span text:style-name="T2">2</text:span><text:span text:style-name="T32">(j+1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5" svg:width="0.907cm" svg:height="0.886cm" svg:x="5.325cm" svg:y="3.187cm"><text:p text:style-name="P15">a<text:span text:style-name="T2">1</text:span><text:span text:style-name="T32">(j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15" svg:x1="4.389cm" svg:y1="0.434cm" svg:x2="4.389cm" svg:y2="10.719cm"><text:p/></draw:line><draw:line draw:style-name="gr8" draw:text-style-name="P15" svg:x1="8.617cm" svg:y1="0.414cm" svg:x2="8.615cm" svg:y2="10.657cm"><text:p/></draw:line><draw:line draw:style-name="gr8" draw:text-style-name="P15" svg:x1="14.824cm" svg:y1="0.351cm" svg:x2="14.824cm" svg:y2="10.657cm"><text:p/></draw:line><draw:frame draw:style-name="gr9" svg:width="1.957cm" svg:height="0.489cm" svg:x="5.077cm" svg:y="0.351cm"><draw:text-box><text:p>Layer <text:span text:style-name="T1">j</text:span></text:p></draw:text-box></draw:frame><draw:frame draw:style-name="gr9" svg:width="1.957cm" svg:height="0.489cm" svg:x="9.409cm" svg:y="0.31cm"><draw:text-box><text:p>Layer <text:span text:style-name="T1">j+1</text:span></text:p></draw:text-box></draw:frame><draw:line draw:style-name="gr8" draw:text-style-name="P15" svg:x1="0.741cm" svg:y1="0.466cm" svg:x2="0.741cm" svg:y2="10.751cm"><text:p/></draw:line><draw:frame draw:style-name="gr10" svg:width="0.645cm" svg:height="0.726cm" svg:x="7.971cm" svg:y="1.543cm"><draw:text-box><text:p>Θ<text:span text:style-name="T33">(j)</text:span></text:p></draw:text-box></draw:frame></draw:g>Backward propagation</text:h>
      <text:p text:style-name="P8">Some definitions</text:p>
      <text:p text:style-name="P4">m<text:span text:style-name="T25"> = the number of examples in the training data</text:span></text:p>
      <text:p text:style-name="P4">L = <text:span text:style-name="T25">total number of layers (incl. Input and output)</text:span></text:p>
      <text:p text:style-name="P4">s<text:span text:style-name="T2">l</text:span><text:span text:style-name="T11"> = </text:span><text:span text:style-name="T23">number of units (excl. bias unit) in layer </text:span><text:span text:style-name="T11">l</text:span><text:span text:style-name="T23">; </text:span><text:span text:style-name="T23"><draw:frame draw:style-name="fr1" draw:name="Objekt29" text:anchor-type="as-char" svg:width="1.612cm" svg:height="0.48cm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4"><text:span text:style-name="T11">K</text:span><text:span text:style-name="T23"> = number of output classes</text:span></text:p>
      <text:p text:style-name="P4"><text:span text:style-name="T23"><draw:frame draw:style-name="fr1" draw:name="Objekt28" text:anchor-type="as-char" svg:width="1.323cm" svg:height="1.122cm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5"><text:span text:style-name="T23">Cost function for a neural network</text:span></text:p>
      <text:p text:style-name="P6"><text:span text:style-name="T23"><draw:frame draw:style-name="fr1" draw:name="Objekt30" text:anchor-type="as-char" svg:width="14.974cm" svg:height="1.177cm" draw:z-index="30"><draw:object xlink:href="./Object 30" xlink:type="simple" xlink:show="embed" xlink:actuate="onLoad"/><draw:image xlink:href="./ObjectReplacements/Object 30" xlink:type="simple" xlink:show="embed" xlink:actuate="onLoad"/></draw:frame></text:span></text:p>
      <text:h text:style-name="P13" text:outline-level="3"><text:span text:style-name="T23"/></text:h>
      <text:p text:style-name="P9"><text:span text:style-name="T15"/></text:p>
      <text:p text:style-name="Text_20_body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" svg:font-family="" style:font-family-generic="roman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Binnquist</meta:initial-creator>
    <meta:creation-date>2018-03-31T10:02:47</meta:creation-date>
    <dc:date>2018-04-02T09:24:50</dc:date>
    <dc:creator>Joel Binnquist</dc:creator>
    <meta:editing-duration>P1DT23H22M4S</meta:editing-duration>
    <meta:editing-cycles>8</meta:editing-cycles>
    <meta:generator>OpenOffice.org/3.3$Unix OpenOffice.org_project/330m20$Build-9567</meta:generator>
    <meta:document-statistic meta:table-count="1" meta:image-count="0" meta:object-count="30" meta:page-count="6" meta:paragraph-count="121" meta:word-count="780" meta:character-count="4204"/>
  </office:meta>
</office:document-meta>
</file>

<file path=Object 1/content.xml><?xml version="1.0" encoding="utf-8"?>
<math xmlns="http://www.w3.org/1998/Math/MathML">
  <semantics>
    <mrow>
      <mi>X</mi>
      <mo stretchy="false">=</mo>
      <mfenced open="[" close="]">
        <mtable>
          <mtr>
            <mtd>
              <mn>4</mn>
            </mtd>
            <mtd>
              <mn>8</mn>
            </mtd>
            <mtd>
              <mn>9</mn>
            </mtd>
          </mtr>
          <mtr>
            <mtd>
              <mn>5</mn>
            </mtd>
            <mtd>
              <mn>8</mn>
            </mtd>
            <mtd>
              <mn>8</mn>
            </mtd>
          </mtr>
          <mtr>
            <mtd>
              <mi mathvariant="normal">:</mi>
            </mtd>
            <mtd>
              <mi mathvariant="normal">:</mi>
            </mtd>
            <mtd>
              <mi mathvariant="normal">:</mi>
            </mtd>
          </mtr>
          <mtr>
            <mtd>
              <mn>9</mn>
            </mtd>
            <mtd>
              <mn>12</mn>
            </mtd>
            <mtd>
              <mn>11</mn>
            </mtd>
          </mtr>
        </mtable>
      </mfenced>
    </mrow>
    <annotation encoding="StarMath 5.0">X=left[matrix{4#8#9##5#8#8##:#:#:##9#12#11}right]
</annotation>
  </semantics>
</math>
</file>

<file path=Object 10/content.xml><?xml version="1.0" encoding="utf-8"?>
<math xmlns="http://www.w3.org/1998/Math/MathML">
  <semantics>
    <mrow>
      <msub>
        <mi>h</mi>
        <mo stretchy="false">θ</mo>
      </msub>
      <mtext/>
      <mrow>
        <mrow>
          <mo stretchy="false">(</mo>
          <mi>X</mi>
          <mo stretchy="false">)</mo>
        </mrow>
        <mo stretchy="false">=</mo>
        <mrow>
          <mi>X</mi>
          <mo stretchy="false">×</mo>
          <mo stretchy="false">θ</mo>
        </mrow>
      </mrow>
      <mrow>
        <mrow>
          <mtext/>
          <mo stretchy="false">=</mo>
          <mrow>
            <mfenced open="[" close="]"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2</mn>
                  </mtd>
                </mtr>
                <mtr>
                  <mtd>
                    <mn>1</mn>
                  </mtd>
                  <mtd>
                    <mn>3</mn>
                  </mtd>
                </mtr>
              </mtable>
            </mfenced>
            <mo stretchy="false">×</mo>
            <mfenced open="[" close="]">
              <mtable>
                <mtr>
                  <mtd>
                    <mn>0.5</mn>
                  </mtd>
                </mtr>
                <mtr>
                  <mtd>
                    <mn>0.5</mn>
                  </mtd>
                </mtr>
              </mtable>
            </mfenced>
          </mrow>
        </mrow>
        <mo stretchy="false">=</mo>
        <mfenced open="[" close="]">
          <mtable>
            <mtr>
              <mtd>
                <mn>1.0</mn>
              </mtd>
            </mtr>
            <mtr>
              <mtd>
                <mn>1.5</mn>
              </mtd>
            </mtr>
            <mtr>
              <mtd>
                <mn>2.0</mn>
              </mtd>
            </mtr>
          </mtable>
        </mfenced>
      </mrow>
    </mrow>
    <annotation encoding="StarMath 5.0">h sub %theta% (X)=X times %theta% = left [matrix {1#1##1#2##1#3}right] times left[matrix{0.5##0.5}right]=left[matrix{1.0##1.5##2.0}right]</annotation>
  </semantics>
</math>
</file>

<file path=Object 11/content.xml><?xml version="1.0" encoding="utf-8"?>
<math xmlns="http://www.w3.org/1998/Math/MathML">
  <semantics>
    <mrow>
      <msub>
        <mi>h</mi>
        <mo stretchy="false">θ</mo>
      </msub>
      <mtext/>
      <mrow>
        <mrow>
          <mrow>
            <mrow>
              <mo stretchy="false">(</mo>
              <mi>X</mi>
              <mo stretchy="false">)</mo>
            </mrow>
            <mo stretchy="false">−</mo>
            <mi>y</mi>
          </mrow>
          <mo stretchy="false">=</mo>
          <mrow>
            <mfenced open="[" close="]">
              <mtable>
                <mtr>
                  <mtd>
                    <mn>1.0</mn>
                  </mtd>
                </mtr>
                <mtr>
                  <mtd>
                    <mn>1.5</mn>
                  </mtd>
                </mtr>
                <mtr>
                  <mtd>
                    <mn>2.0</mn>
                  </mtd>
                </mtr>
              </mtable>
            </mfenced>
            <mo stretchy="false">−</mo>
            <mfenced open="[" close="]">
              <mtable>
                <mtr>
                  <mtd>
                    <mn>2</mn>
                  </mtd>
                </mtr>
                <mtr>
                  <mtd>
                    <mn>4</mn>
                  </mtd>
                </mtr>
                <mtr>
                  <mtd>
                    <mn>5</mn>
                  </mtd>
                </mtr>
              </mtable>
            </mfenced>
          </mrow>
        </mrow>
        <mo stretchy="false">=</mo>
        <mfenced open="[" close="]">
          <mtable>
            <mtr>
              <mtd>
                <mrow>
                  <mo stretchy="false">−</mo>
                  <mn>1.0</mn>
                </mrow>
              </mtd>
            </mtr>
            <mtr>
              <mtd>
                <mrow>
                  <mo stretchy="false">−</mo>
                  <mn>1.5</mn>
                </mrow>
              </mtd>
            </mtr>
            <mtr>
              <mtd>
                <mrow>
                  <mo stretchy="false">−</mo>
                  <mn>2.0</mn>
                </mrow>
              </mtd>
            </mtr>
          </mtable>
        </mfenced>
      </mrow>
    </mrow>
    <annotation encoding="StarMath 5.0">h sub %theta% (X)- y=left[matrix{1.0##1.5##2.0}right]-left[matrix{2##4##5}right]=left[matrix{-1.0##-1.5##-2.0}right]</annotation>
  </semantics>
</math>
</file>

<file path=Object 12/content.xml><?xml version="1.0" encoding="utf-8"?>
<math xmlns="http://www.w3.org/1998/Math/MathML">
  <semantics>
    <mrow>
      <mi>J</mi>
      <mrow>
        <mrow>
          <mo stretchy="false">(</mo>
          <mrow>
            <mo stretchy="false">θ</mo>
            <mtext/>
          </mrow>
          <mo stretchy="false">)</mo>
        </mrow>
        <mo stretchy="false">=</mo>
        <mfrac>
          <mn>1</mn>
          <mn>2m</mn>
        </mfrac>
      </mrow>
      <mrow>
        <mrow>
          <mo stretchy="false">∑</mo>
          <mfenced open="[" close="]">
            <mtable>
              <mtr>
                <mtd>
                  <mrow>
                    <mo stretchy="false">−</mo>
                    <mn>1.0</mn>
                  </mrow>
                </mtd>
              </mtr>
              <mtr>
                <mtd>
                  <mrow>
                    <mo stretchy="false">−</mo>
                    <mn>1.5</mn>
                  </mrow>
                </mtd>
              </mtr>
              <mtr>
                <mtd>
                  <mrow>
                    <mo stretchy="false">−</mo>
                    <mn>2.0</mn>
                  </mrow>
                </mtd>
              </mtr>
            </mtable>
          </mfenced>
        </mrow>
        <mo stretchy="false">=</mo>
        <mrow>
          <mo stretchy="false">−</mo>
          <mn>0.75</mn>
        </mrow>
      </mrow>
    </mrow>
    <annotation encoding="StarMath 5.0">J(%theta%)={1} over {2m} sum left[matrix{-1.0##-1.5##-2.0}right]=-0.75</annotation>
  </semantics>
</math>
</file>

<file path=Object 13/content.xml><?xml version="1.0" encoding="utf-8"?>
<math xmlns="http://www.w3.org/1998/Math/MathML">
  <semantics>
    <mtable>
      <mtr>
        <mtd>
          <mrow>
            <mi>X</mi>
            <mo stretchy="false">∈</mo>
            <msup>
              <mo stretchy="false">ℝ</mo>
              <mrow>
                <mi>m</mi>
                <mo stretchy="false">×</mo>
                <mi>n</mi>
              </mrow>
            </msup>
          </mrow>
        </mtd>
      </mtr>
      <mtr>
        <mtd>
          <mrow>
            <mi>y</mi>
            <mo stretchy="false">∈</mo>
            <msup>
              <mo stretchy="false">ℝ</mo>
              <mrow>
                <mi>m</mi>
                <mo stretchy="false">×</mo>
                <mn>1</mn>
              </mrow>
            </msup>
          </mrow>
        </mtd>
      </mtr>
      <mtr>
        <mtd>
          <mrow>
            <mo stretchy="false">θ</mo>
            <mrow>
              <mtext/>
              <mo stretchy="false">∈</mo>
              <msup>
                <mo stretchy="false">ℝ</mo>
                <mrow>
                  <mi>n</mi>
                  <mo stretchy="false">×</mo>
                  <mn>1</mn>
                </mrow>
              </msup>
            </mrow>
          </mrow>
        </mtd>
      </mtr>
      <mtr>
        <mtd>
          <mrow>
            <msub>
              <mi>h</mi>
              <mo stretchy="false">θ</mo>
            </msub>
            <mtext/>
            <mrow>
              <mrow>
                <mo stretchy="false">(</mo>
                <mi>X</mi>
                <mo stretchy="false">)</mo>
              </mrow>
              <mo stretchy="false">=</mo>
              <mrow>
                <mi>X</mi>
                <mo stretchy="false">×</mo>
                <mo stretchy="false">θ</mo>
              </mrow>
            </mrow>
            <mtext/>
          </mrow>
        </mtd>
      </mtr>
      <mtr>
        <mtd>
          <mrow>
            <mi>J</mi>
            <mrow>
              <mrow>
                <mo stretchy="false">(</mo>
                <mrow>
                  <mo stretchy="false">θ</mo>
                  <mtext/>
                </mrow>
                <mo stretchy="false">)</mo>
              </mrow>
              <mo stretchy="false">=</mo>
              <mrow>
                <mi>X</mi>
                <mo stretchy="false">×</mo>
                <mo stretchy="false">θ</mo>
              </mrow>
            </mrow>
            <mrow>
              <mtext/>
              <mo stretchy="false">−</mo>
              <mi>y</mi>
            </mrow>
          </mrow>
        </mtd>
      </mtr>
      <mtr>
        <mtd>
          <mrow>
            <mrow>
              <mi mathvariant="italic">gradient</mi>
              <mo stretchy="false">=</mo>
              <mo stretchy="false">θ</mo>
            </mrow>
            <mrow>
              <mtext/>
              <mo stretchy="false">−</mo>
              <mrow>
                <mfrac>
                  <mrow>
                    <mo stretchy="false">α</mo>
                    <mtext/>
                  </mrow>
                  <mi>m</mi>
                </mfrac>
                <mrow>
                  <mo stretchy="false">(</mo>
                  <mrow>
                    <msup>
                      <mi>X</mi>
                      <mi>T</mi>
                    </msup>
                    <mo stretchy="false">×</mo>
                    <mrow>
                      <mo stretchy="false">(</mo>
                      <mrow>
                        <mrow>
                          <mi>X</mi>
                          <mo stretchy="false">×</mo>
                          <mo stretchy="false">θ</mo>
                        </mrow>
                        <mrow>
                          <mtext/>
                          <mo stretchy="false">−</mo>
                          <mi>y</mi>
                        </mrow>
                      </mrow>
                      <mo stretchy="false">)</mo>
                    </mrow>
                  </mrow>
                  <mo stretchy="false">)</mo>
                </mrow>
              </mrow>
            </mrow>
          </mrow>
        </mtd>
      </mtr>
    </mtable>
    <annotation encoding="StarMath 5.0">alignl X in setR sup {m times n}
newline
alignl y in setR sup {m times 1}
newline
alignl %theta% in setR sup {n times 1}
newline
alignl h sub %theta% (X) = X times %theta%
newline
alignl
J(%theta%)=X times %theta% - y 
newline
alignl
gradient = %theta% -  {{ %alpha% } over { m } ({X sup T times (X times %theta% - y)})}</annotation>
  </semantics>
</math>
</file>

<file path=Object 14/content.xml><?xml version="1.0" encoding="utf-8"?>
<math xmlns="http://www.w3.org/1998/Math/MathML">
  <semantics>
    <mtable>
      <mtr>
        <mtd>
          <mrow>
            <msub>
              <mi>h</mi>
              <mo stretchy="false">θ</mo>
            </msub>
            <mtext/>
            <mrow>
              <mrow>
                <mo stretchy="false">(</mo>
                <mi>x</mi>
                <mo stretchy="false">)</mo>
              </mrow>
              <mo stretchy="false">=</mo>
              <mi>g</mi>
            </mrow>
            <mrow>
              <mo stretchy="false">(</mo>
              <mi>z</mi>
              <mo stretchy="false">)</mo>
            </mrow>
          </mrow>
        </mtd>
      </mtr>
      <mtr>
        <mtd>
          <mrow>
            <mi>g</mi>
            <mrow>
              <mrow>
                <mo stretchy="false">(</mo>
                <mi>z</mi>
                <mo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o stretchy="false">(</mo>
              <mi mathvariant="italic">sigmoid</mi>
              <mo stretchy="false">)</mo>
            </mrow>
          </mrow>
        </mtd>
      </mtr>
      <mtr>
        <mtd>
          <mrow>
            <mrow>
              <mi>z</mi>
              <mo stretchy="false">=</mo>
              <mrow>
                <mi>X</mi>
                <mo stretchy="false">×</mo>
                <mo stretchy="false">θ</mo>
              </mrow>
            </mrow>
            <mtext/>
          </mrow>
        </mtd>
      </mtr>
      <mtr>
        <mtd>
          <mrow>
            <mi>g</mi>
            <mrow>
              <mrow>
                <mo stretchy="false">(</mo>
                <mi>z</mi>
                <mo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×</mo>
                            <mo stretchy="false">θ</mo>
                          </mrow>
                          <mtext/>
                        </mrow>
                        <mo stretchy="false">)</mo>
                      </mrow>
                    </mrow>
                  </msup>
                </mrow>
              </mfrac>
            </mrow>
          </mrow>
        </mtd>
      </mtr>
    </mtable>
    <annotation encoding="StarMath 5.0">alignl
h sub %theta% (x)=g(z)
newline
alignl
g(z) = {1} over {1+e sup {-z}} (sigmoid)
newline
alignl
z = X times %theta%
newline
alignl
g(z) = {1} over {1+e sup {-(X times %theta%)}}

</annotation>
  </semantics>
</math>
</file>

<file path=Object 15/content.xml><?xml version="1.0" encoding="utf-8"?>
<math xmlns="http://www.w3.org/1998/Math/MathML">
  <semantics>
    <mtable>
      <mtr>
        <mtd>
          <mrow>
            <mi mathvariant="italic">Cost</mi>
            <mrow>
              <mrow>
                <mo stretchy="false">(</mo>
                <mrow>
                  <msub>
                    <mi>h</mi>
                    <mo stretchy="false">θ</mo>
                  </msub>
                  <mtext/>
                  <mrow>
                    <mo stretchy="false">(</mo>
                    <mi>x</mi>
                    <mo stretchy="false">)</mo>
                  </mrow>
                  <mi>,</mi>
                  <mi>y</mi>
                </mrow>
                <mo stretchy="false">)</mo>
              </mrow>
              <mo stretchy="false">=</mo>
              <mrow>
                <mo stretchy="false">−</mo>
                <mi>log</mi>
              </mrow>
            </mrow>
            <mrow>
              <mo stretchy="false">(</mo>
              <mrow>
                <msub>
                  <mi>h</mi>
                  <mo stretchy="false">θ</mo>
                </msub>
                <mtext/>
                <mrow>
                  <mo stretchy="false">(</mo>
                  <mi>x</mi>
                  <mo stretchy="false">)</mo>
                </mrow>
              </mrow>
              <mo stretchy="false">)</mo>
            </mrow>
            <mi/>
            <mi mathvariant="normal">:</mi>
            <mrow>
              <mi>y</mi>
              <mo stretchy="false">=</mo>
              <mn>1</mn>
            </mrow>
          </mrow>
        </mtd>
      </mtr>
      <mtr>
        <mtd>
          <mrow>
            <mi mathvariant="italic">Cost</mi>
            <mrow>
              <mrow>
                <mo stretchy="false">(</mo>
                <mrow>
                  <msub>
                    <mi>h</mi>
                    <mo stretchy="false">θ</mo>
                  </msub>
                  <mtext/>
                  <mrow>
                    <mo stretchy="false">(</mo>
                    <mi>x</mi>
                    <mo stretchy="false">)</mo>
                  </mrow>
                  <mi>,</mi>
                  <mi>y</mi>
                </mrow>
                <mo stretchy="false">)</mo>
              </mrow>
              <mo stretchy="false">=</mo>
              <mrow>
                <mo stretchy="false">−</mo>
                <mi>log</mi>
              </mrow>
            </mrow>
            <mrow>
              <mo stretchy="false">(</mo>
              <mrow>
                <mrow>
                  <mn>1</mn>
                  <mo stretchy="false">−</mo>
                  <msub>
                    <mi>h</mi>
                    <mo stretchy="false">θ</mo>
                  </msub>
                </mrow>
                <mtext/>
                <mrow>
                  <mo stretchy="false">(</mo>
                  <mi>x</mi>
                  <mo stretchy="false">)</mo>
                </mrow>
              </mrow>
              <mo stretchy="false">)</mo>
            </mrow>
            <mi/>
            <mi mathvariant="normal">:</mi>
            <mrow>
              <mi>y</mi>
              <mo stretchy="false">=</mo>
              <mn>0</mn>
            </mrow>
          </mrow>
        </mtd>
      </mtr>
    </mtable>
    <annotation encoding="StarMath 5.0">alignl Cost(h sub %theta% (x), y) = -log(h sub %theta% (x))~~~~~: y=1 
newline
alignl Cost(h sub %theta% (x), y) = -log(1 -h sub %theta% (x))~: y = 0</annotation>
  </semantics>
</math>
</file>

<file path=Object 16/content.xml><?xml version="1.0" encoding="utf-8"?>
<math xmlns="http://www.w3.org/1998/Math/MathML">
  <semantics>
    <mrow>
      <mi mathvariant="italic">Cost</mi>
      <mrow>
        <mrow>
          <mo stretchy="false">(</mo>
          <mrow>
            <msub>
              <mi>h</mi>
              <mo stretchy="false">θ</mo>
            </msub>
            <mtext/>
            <mrow>
              <mo stretchy="false">(</mo>
              <mi>x</mi>
              <mo stretchy="false">)</mo>
            </mrow>
            <mi>,</mi>
            <mi>y</mi>
          </mrow>
          <mo stretchy="false">)</mo>
        </mrow>
        <mo stretchy="false">=</mo>
        <mrow>
          <mo stretchy="false">−</mo>
          <mi>y</mi>
        </mrow>
      </mrow>
      <mi>log</mi>
      <mrow>
        <mrow>
          <mo stretchy="false">(</mo>
          <mrow>
            <msub>
              <mi>h</mi>
              <mo stretchy="false">θ</mo>
            </msub>
            <mtext/>
            <mrow>
              <mo stretchy="false">(</mo>
              <mi>x</mi>
              <mo stretchy="false">)</mo>
            </mrow>
          </mrow>
          <mo stretchy="false">)</mo>
        </mrow>
        <mo stretchy="false">−</mo>
        <mrow>
          <mo stretchy="false">(</mo>
          <mrow>
            <mn>1</mn>
            <mo stretchy="false">−</mo>
            <mi>y</mi>
          </mrow>
          <mo stretchy="false">)</mo>
        </mrow>
      </mrow>
      <mi>log</mi>
      <mrow>
        <mo stretchy="false">(</mo>
        <mrow>
          <mrow>
            <mn>1</mn>
            <mo stretchy="false">−</mo>
            <msub>
              <mi>h</mi>
              <mo stretchy="false">θ</mo>
            </msub>
          </mrow>
          <mtext/>
          <mrow>
            <mo stretchy="false">(</mo>
            <mi>x</mi>
            <mo stretchy="false">)</mo>
          </mrow>
        </mrow>
        <mo stretchy="false">)</mo>
      </mrow>
    </mrow>
    <annotation encoding="StarMath 5.0">alignl Cost(h sub %theta% (x), y) = -y log(h sub %theta% (x)) -(1-y)log(1 -h sub %theta% (x))</annotation>
  </semantics>
</math>
</file>

<file path=Object 17/content.xml><?xml version="1.0" encoding="utf-8"?>
<math xmlns="http://www.w3.org/1998/Math/MathML">
  <semantics>
    <mrow>
      <mi>J</mi>
      <mrow>
        <mrow>
          <mo stretchy="false">(</mo>
          <mrow>
            <mo stretchy="false">θ</mo>
            <mtext/>
          </mrow>
          <mo stretchy="false">)</mo>
        </mrow>
        <mo stretchy="false">=</mo>
        <mrow>
          <mo stretchy="false">−</mo>
          <mrow>
            <mfrac>
              <mn>1</mn>
              <mi>m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stretchy="false">[</mo>
                <mrow>
                  <mrow>
                    <mo stretchy="false">−</mo>
                    <mi>y</mi>
                  </mrow>
                  <mi>log</mi>
                  <mrow>
                    <mrow>
                      <mo stretchy="false">(</mo>
                      <mrow>
                        <msub>
                          <mi>h</mi>
                          <mo stretchy="false">θ</mo>
                        </msub>
                        <mtext/>
                        <mrow>
                          <mo stretchy="false">(</mo>
                          <mi>x</mi>
                          <mo stretchy="false">)</mo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n>1</mn>
                        <mo stretchy="false">−</mo>
                        <mi>y</mi>
                      </mrow>
                      <mo stretchy="false">)</mo>
                    </mrow>
                  </mrow>
                  <mi>log</mi>
                  <mrow>
                    <mo stretchy="false">(</mo>
                    <mrow>
                      <mrow>
                        <mn>1</mn>
                        <mo stretchy="false">−</mo>
                        <msub>
                          <mi>h</mi>
                          <mo stretchy="false">θ</mo>
                        </msub>
                      </mrow>
                      <mtext/>
                    </mrow>
                    <mo stretchy="false">)</mo>
                  </mrow>
                </mrow>
                <mo stretchy="false">]</mo>
              </mrow>
            </mrow>
          </mrow>
        </mrow>
      </mrow>
    </mrow>
    <annotation encoding="StarMath 5.0">alignl J(%theta%) = - {{1} over {m} sum from {i=1} to {m} [ { -y log(h sub %theta% (x)) -(1-y)log(1 -h sub %theta%)} ]}</annotation>
  </semantics>
</math>
</file>

<file path=Object 18/content.xml><?xml version="1.0" encoding="utf-8"?>
<math xmlns="http://www.w3.org/1998/Math/MathML">
  <semantics>
    <mtable>
      <mtr>
        <mtd>
          <mrow>
            <mrow>
              <mi>h</mi>
              <mo stretchy="false">=</mo>
              <mi>g</mi>
            </mrow>
            <mrow>
              <mo stretchy="false">(</mo>
              <mrow>
                <mi>X</mi>
                <mo stretchy="false">θ</mo>
                <mtext/>
              </mrow>
              <mo stretchy="false">)</mo>
            </mrow>
          </mrow>
        </mtd>
      </mtr>
      <mtr>
        <mtd>
          <mrow>
            <mi>J</mi>
            <mrow>
              <mrow>
                <mo stretchy="false">(</mo>
                <mrow>
                  <mo stretchy="false">θ</mo>
                  <mtext/>
                </mrow>
                <mo stretchy="false">)</mo>
              </mrow>
              <mo stretchy="false">=</mo>
              <mfrac>
                <mn>1</mn>
                <mi>m</mi>
              </mfrac>
            </mrow>
            <mrow>
              <mo stretchy="false">(</mo>
              <mrow>
                <mrow>
                  <mo stretchy="false">−</mo>
                  <msup>
                    <mi>y</mi>
                    <mi>T</mi>
                  </msup>
                </mrow>
                <mi>log</mi>
                <mrow>
                  <mrow>
                    <mo stretchy="false">(</mo>
                    <mi>h</mi>
                    <mo stretchy="false">)</mo>
                  </mrow>
                  <mo stretchy="false">−</mo>
                  <msup>
                    <mrow>
                      <mo stretchy="false">(</mo>
                      <mrow>
                        <mn>1</mn>
                        <mo stretchy="false">−</mo>
                        <mi>y</mi>
                      </mrow>
                      <mo stretchy="false">)</mo>
                    </mrow>
                    <mi>T</mi>
                  </msup>
                </mrow>
                <mi>log</mi>
                <mrow>
                  <mo stretchy="false">(</mo>
                  <mrow>
                    <mn>1</mn>
                    <mo stretchy="false">−</mo>
                    <mi>h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alignl h = g(X%theta%)
newline 
alignl J(%theta%) =  1 over m {( -y sup T log(h)-(1-y) sup T log(1 -h))}</annotation>
  </semantics>
</math>
</file>

<file path=Object 19/content.xml><?xml version="1.0" encoding="utf-8"?>
<math xmlns="http://www.w3.org/1998/Math/MathML">
  <semantics>
    <mrow>
      <mo stretchy="false">θ</mo>
      <mtext/>
      <mrow>
        <mi mathvariant="normal">:</mi>
        <mo stretchy="false">=</mo>
        <mo stretchy="false">θ</mo>
      </mrow>
      <mrow>
        <mtext/>
        <mo stretchy="false">−</mo>
        <mfrac>
          <mrow>
            <mo stretchy="false">α</mo>
            <mtext/>
          </mrow>
          <mi>m</mi>
        </mfrac>
      </mrow>
      <msup>
        <mi>X</mi>
        <mi>T</mi>
      </msup>
      <mrow>
        <mo stretchy="false">(</mo>
        <mrow>
          <mi>g</mi>
          <mrow>
            <mrow>
              <mo stretchy="false">(</mo>
              <mrow>
                <mi>X</mi>
                <mo stretchy="false">θ</mo>
                <mtext/>
              </mrow>
              <mo stretchy="false">)</mo>
            </mrow>
            <mo stretchy="false">−</mo>
            <mi>y</mi>
          </mrow>
        </mrow>
        <mo stretchy="false">)</mo>
      </mrow>
    </mrow>
    <annotation encoding="StarMath 5.0">alignl %theta% := %theta% - {%alpha%} over {m} X sup T {(g(X%theta%)-y)}</annotation>
  </semantics>
</math>
</file>

<file path=Object 2/content.xml><?xml version="1.0" encoding="utf-8"?>
<math xmlns="http://www.w3.org/1998/Math/MathML">
  <semantics>
    <mrow>
      <mi>y</mi>
      <mo stretchy="false">=</mo>
      <mfenced open="[" close="]">
        <mtable>
          <mtr>
            <mtd>
              <mn>13</mn>
            </mtd>
          </mtr>
          <mtr>
            <mtd>
              <mn>12</mn>
            </mtd>
          </mtr>
          <mtr>
            <mtd>
              <mi mathvariant="normal">:</mi>
            </mtd>
          </mtr>
          <mtr>
            <mtd>
              <mn>14</mn>
            </mtd>
          </mtr>
        </mtable>
      </mfenced>
    </mrow>
    <annotation encoding="StarMath 5.0">y=left[matrix{13##12##:##14}right]</annotation>
  </semantics>
</math>
</file>

<file path=Object 20/content.xml><?xml version="1.0" encoding="utf-8"?>
<math xmlns="http://www.w3.org/1998/Math/MathML">
  <semantics>
    <mrow>
      <munder>
        <mi mathvariant="italic">max</mi>
        <mi>i</mi>
      </munder>
      <mrow>
        <mi>h</mi>
        <mtable>
          <mtr>
            <mtd>
              <mrow>
                <mo stretchy="false">(</mo>
                <mi>i</mi>
                <mo stretchy="false">)</mo>
              </mrow>
            </mtd>
          </mtr>
          <mtr>
            <mtd>
              <mrow>
                <mo stretchy="false">θ</mo>
                <mtext/>
              </mrow>
            </mtd>
          </mtr>
        </mtable>
      </mrow>
    </mrow>
    <annotation encoding="StarMath 5.0">max csub {i} {h binom {(i)}{%theta%}}</annotation>
  </semantics>
</math>
</file>

<file path=Object 21/content.xml><?xml version="1.0" encoding="utf-8"?>
<math xmlns="http://www.w3.org/1998/Math/MathML">
  <semantics>
    <mrow>
      <mi>J</mi>
      <mrow>
        <mrow>
          <mo stretchy="false">(</mo>
          <mrow>
            <mo stretchy="false">θ</mo>
            <mtext/>
          </mrow>
          <mo stretchy="false">)</mo>
        </mrow>
        <mo stretchy="false">=</mo>
        <mrow>
          <mrow>
            <mo stretchy="false">−</mo>
            <mrow>
              <mfrac>
                <mn>1</mn>
                <mi>m</mi>
              </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o stretchy="false">[</mo>
                  <mrow>
                    <mrow>
                      <mo stretchy="false">−</mo>
                      <mi>y</mi>
                    </mrow>
                    <mi>log</mi>
                    <mrow>
                      <mrow>
                        <mo stretchy="false">(</mo>
                        <mrow>
                          <msub>
                            <mi>h</mi>
                            <mo stretchy="false">θ</mo>
                          </msub>
                          <mtext/>
                          <mrow>
                            <mo stretchy="false">(</mo>
                            <mi>x</mi>
                            <mo stretchy="false">)</mo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n>1</mn>
                          <mo stretchy="false">−</mo>
                          <mi>y</mi>
                        </mrow>
                        <mo stretchy="false">)</mo>
                      </mrow>
                    </mrow>
                    <mi>log</mi>
                    <mrow>
                      <mo stretchy="false">(</mo>
                      <mrow>
                        <mrow>
                          <mn>1</mn>
                          <mo stretchy="false">−</mo>
                          <msub>
                            <mi>h</mi>
                            <mo stretchy="false">θ</mo>
                          </msub>
                        </mrow>
                        <mtext/>
                      </mrow>
                      <mo stretchy="false">)</mo>
                    </mrow>
                  </mrow>
                  <mo stretchy="false">]</mo>
                </mrow>
              </mrow>
            </mrow>
          </mrow>
          <mo stretchy="false">+</mo>
          <mfrac>
            <mrow>
              <mo stretchy="false">λ</mo>
              <mtext/>
            </mrow>
            <mn>2m</mn>
          </mfrac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o stretchy="false">θ</mo>
      </mrow>
      <msubsup>
        <mtext/>
        <mi>j</mi>
        <mn>2</mn>
      </msubsup>
    </mrow>
    <annotation encoding="StarMath 5.0">alignl J(%theta%) = - {{1} over {m} sum from {i=1} to {m} [ { -y log(h sub %theta% (x)) -(1-y)log(1 -h sub %theta%)} ]} + {%lambda%} over {2m} sum from {j=1} to {n} %theta% sub j sup 2
 </annotation>
  </semantics>
</math>
</file>

<file path=Object 22/content.xml><?xml version="1.0" encoding="utf-8"?>
<math xmlns="http://www.w3.org/1998/Math/MathML">
  <semantics>
    <mtable>
      <mtr>
        <mtd>
          <mrow>
            <msub>
              <mi>s</mi>
              <mi>j</mi>
            </msub>
            <mo stretchy="false">=</mo>
            <mn>3</mn>
          </mrow>
        </mtd>
      </mtr>
      <mtr>
        <mtd>
          <mrow>
            <msup>
              <mi>a</mi>
              <mrow>
                <mo stretchy="false">(</mo>
                <mi>j</mi>
                <mo stretchy="false">)</mo>
              </mrow>
            </msup>
            <mo stretchy="false">∈</mo>
            <msup>
              <mo stretchy="false">ℝ</mo>
              <mrow>
                <mn>3</mn>
                <mo stretchy="false">+</mo>
                <mn>1</mn>
              </mrow>
            </msup>
          </mrow>
        </mtd>
      </mtr>
      <mtr>
        <mtd>
          <mrow>
            <mo stretchy="false">θ</mo>
            <mrow>
              <msup>
                <mtext/>
                <mrow>
                  <mo stretchy="false">(</mo>
                  <mi>j</mi>
                  <mo stretchy="false">)</mo>
                </mrow>
              </msup>
              <mo stretchy="false">∈</mo>
              <msup>
                <mo stretchy="false">ℝ</mo>
                <mrow>
                  <mn>2</mn>
                  <mo stretchy="false">×</mo>
                  <mrow>
                    <mo stretchy="false">(</mo>
                    <mrow>
                      <mn>3</mn>
                      <mo stretchy="false">+</mo>
                      <mn>1</mn>
                    </mrow>
                    <mo stretchy="false">)</mo>
                  </mrow>
                </mrow>
              </msup>
            </mrow>
          </mrow>
        </mtd>
      </mtr>
    </mtable>
    <annotation encoding="StarMath 5.0">alignl s sub j = 3
newline 
alignl a sup (j) in setR sup {3 + 1} 
newline
alignl %theta% sup (j) in setR sup {2 times (3 + 1)}</annotation>
  </semantics>
</math>
</file>

<file path=Object 23/content.xml><?xml version="1.0" encoding="utf-8"?>
<math xmlns="http://www.w3.org/1998/Math/MathML">
  <semantics>
    <mtable>
      <mtr>
        <mtd>
          <mrow>
            <msub>
              <mi>s</mi>
              <mrow>
                <mi>j</mi>
                <mo stretchy="false">+</mo>
                <mn>1</mn>
              </mrow>
            </msub>
            <mo stretchy="false">=</mo>
            <mn>2</mn>
          </mrow>
        </mtd>
      </mtr>
      <mtr>
        <mtd>
          <mrow>
            <mrow>
              <msup>
                <mi>a</mi>
                <mrow>
                  <mo stretchy="false">(</mo>
                  <mrow>
                    <mi>j</mi>
                    <mo stretchy="false">+</mo>
                    <mn>1</mn>
                  </mrow>
                  <mo stretchy="false">)</mo>
                </mrow>
              </msup>
              <mo stretchy="false">=</mo>
              <mi>g</mi>
            </mrow>
            <mrow>
              <mo stretchy="false">(</mo>
              <mrow>
                <mo stretchy="false">θ</mo>
                <mrow>
                  <msup>
                    <mtext/>
                    <mrow>
                      <mo stretchy="false">(</mo>
                      <mi>j</mi>
                      <mo stretchy="false">)</mo>
                    </mrow>
                  </msup>
                  <mo stretchy="false">×</mo>
                  <msup>
                    <mi>a</mi>
                    <mrow>
                      <mo stretchy="false">(</mo>
                      <mi>j</mi>
                      <mo stretchy="false">)</mo>
                    </mrow>
                  </msup>
                </mrow>
              </mrow>
              <mo stretchy="false">)</mo>
            </mrow>
          </mrow>
        </mtd>
      </mtr>
      <mtr>
        <mtd/>
      </mtr>
      <mtr>
        <mtd>
          <mrow>
            <mi mathvariant="italic">result</mi>
            <mi mathvariant="italic">of</mi>
            <mi mathvariant="italic">matrices</mi>
            <mi mathvariant="italic">multiplication</mi>
          </mrow>
        </mtd>
      </mtr>
      <mtr>
        <mtd>
          <mrow>
            <mo stretchy="false">θ</mo>
            <mrow>
              <msup>
                <mtext/>
                <mrow>
                  <mo stretchy="false">(</mo>
                  <mi>j</mi>
                  <mo stretchy="false">)</mo>
                </mrow>
              </msup>
              <mo stretchy="false">×</mo>
              <msup>
                <mi>a</mi>
                <mrow>
                  <mo stretchy="false">(</mo>
                  <mi>j</mi>
                  <mo stretchy="false">)</mo>
                </mrow>
              </msup>
            </mrow>
            <mi mathvariant="normal">:</mi>
          </mrow>
        </mtd>
      </mtr>
      <mtr>
        <mtd>
          <mrow>
            <mrow>
              <mrow>
                <mo stretchy="false">(</mo>
                <mrow>
                  <mn>2</mn>
                  <mo stretchy="false">×</mo>
                  <mn>4</mn>
                </mrow>
                <mo stretchy="false">)</mo>
              </mrow>
              <mo stretchy="false">×</mo>
              <mrow>
                <mo stretchy="false">(</mo>
                <mrow>
                  <mn>4</mn>
                  <mo stretchy="false">×</mo>
                  <mn>1</mn>
                </mrow>
                <mo stretchy="false">)</mo>
              </mrow>
            </mrow>
            <mo stretchy="false">=</mo>
            <mrow>
              <mn>2</mn>
              <mo stretchy="false">×</mo>
              <mn>1</mn>
            </mrow>
          </mrow>
        </mtd>
      </mtr>
      <mtr>
        <mtd>
          <mrow>
            <msup>
              <mi>a</mi>
              <mrow>
                <mo stretchy="false">(</mo>
                <mrow>
                  <mi>j</mi>
                  <mo stretchy="false">+</mo>
                  <mn>1</mn>
                </mrow>
                <mo stretchy="false">)</mo>
              </mrow>
            </msup>
            <mo stretchy="false">∈</mo>
            <msup>
              <mo stretchy="false">ℝ</mo>
              <mn>2</mn>
            </msup>
          </mrow>
        </mtd>
      </mtr>
    </mtable>
    <annotation encoding="StarMath 5.0">alignl s sub {j+1} = 2
newline
alignl a sup {(j+1)} = g(%theta% sup (j) times a sup (j))
newline 
newline
alignl result of matrices multiplication
newline
alignl %theta% sup (j) times a sup (j):
newline
alignl (2 times 4) times (4 times 1) = 2 times 1
newline
alignl a sup (j+1) in setR sup {2}
</annotation>
  </semantics>
</math>
</file>

<file path=Object 24/content.xml><?xml version="1.0" encoding="utf-8"?>
<math xmlns="http://www.w3.org/1998/Math/MathML">
  <semantics>
    <mrow>
      <mo stretchy="false">θ</mo>
      <mrow>
        <msup>
          <mtext/>
          <mrow>
            <mo stretchy="false">(</mo>
            <mi>j</mi>
            <mo stretchy="false">)</mo>
          </mrow>
        </msup>
        <mo stretchy="false">∈</mo>
        <msup>
          <mo stretchy="false">ℝ</mo>
          <mrow>
            <msub>
              <mi>s</mi>
              <mrow>
                <mi>j</mi>
                <mo stretchy="false">+</mo>
                <mn>1</mn>
              </mrow>
            </msub>
            <mo stretchy="false">×</mo>
            <mrow>
              <mo stretchy="false">(</mo>
              <mrow>
                <msub>
                  <mi>s</mi>
                  <mi>j</mi>
                </msub>
                <mo stretchy="false">+</mo>
                <mn>1</mn>
              </mrow>
              <mo stretchy="false">)</mo>
            </mrow>
          </mrow>
        </msup>
      </mrow>
    </mrow>
    <annotation encoding="StarMath 5.0">alignl %theta% sup (j) in setR sup {s sub {j+1} times (s sub j + 1)}</annotation>
  </semantics>
</math>
</file>

<file path=Object 25/content.xml><?xml version="1.0" encoding="utf-8"?>
<math xmlns="http://www.w3.org/1998/Math/MathML">
  <semantics>
    <mtable>
      <mtr>
        <mtd>
          <mrow>
            <mrow>
              <msup>
                <mi>a</mi>
                <mrow>
                  <mo stretchy="false">(</mo>
                  <mn>2</mn>
                  <mo stretchy="false">)</mo>
                </mrow>
              </msup>
              <mo stretchy="false">=</mo>
              <mi>g</mi>
            </mrow>
            <mrow>
              <mo stretchy="false">(</mo>
              <mrow>
                <mo stretchy="false">θ</mo>
                <mrow>
                  <msup>
                    <mtext/>
                    <mrow>
                      <mo stretchy="false">(</mo>
                      <mn>1</mn>
                      <mo stretchy="false">)</mo>
                    </mrow>
                  </msup>
                  <mo stretchy="false">×</mo>
                  <msup>
                    <mi>a</mi>
                    <mrow>
                      <mo stretchy="false">(</mo>
                      <mn>1</mn>
                      <mo stretchy="false">)</mo>
                    </mrow>
                  </msup>
                </mrow>
              </mrow>
              <mo stretchy="false">)</mo>
            </mrow>
            <mi mathvariant="normal">:</mi>
            <mrow>
              <mrow>
                <msup>
                  <mo stretchy="false">ℝ</mo>
                  <mrow>
                    <mn>4</mn>
                    <mo stretchy="false">×</mo>
                    <mn>11</mn>
                  </mrow>
                </msup>
                <mo stretchy="false">×</mo>
                <msup>
                  <mo stretchy="false">ℝ</mo>
                  <mrow>
                    <mrow>
                      <mo stretchy="false">(</mo>
                      <mrow>
                        <mn>10</mn>
                        <mo stretchy="false">+</mo>
                        <mn>1</mn>
                      </mrow>
                      <mo stretchy="false">)</mo>
                    </mrow>
                    <mo stretchy="false">×</mo>
                    <mn>1</mn>
                  </mrow>
                </msup>
              </mrow>
              <mo stretchy="false">=</mo>
              <msup>
                <mo stretchy="false">ℝ</mo>
                <mn>4</mn>
              </msup>
            </mrow>
          </mrow>
        </mtd>
      </mtr>
      <mtr>
        <mtd>
          <mrow>
            <mrow>
              <msup>
                <mi>a</mi>
                <mrow>
                  <mo stretchy="false">(</mo>
                  <mn>3</mn>
                  <mo stretchy="false">)</mo>
                </mrow>
              </msup>
              <mo stretchy="false">=</mo>
              <msub>
                <mi>h</mi>
                <mo stretchy="false">θ</mo>
              </msub>
            </mrow>
            <mtext/>
            <mrow>
              <mrow>
                <mo stretchy="false">(</mo>
                <mi>x</mi>
                <mo stretchy="false">)</mo>
              </mrow>
              <mo stretchy="false">=</mo>
              <mi>g</mi>
            </mrow>
            <mrow>
              <mo stretchy="false">(</mo>
              <mrow>
                <mo stretchy="false">θ</mo>
                <mrow>
                  <msup>
                    <mtext/>
                    <mrow>
                      <mo stretchy="false">(</mo>
                      <mn>2</mn>
                      <mo stretchy="false">)</mo>
                    </mrow>
                  </msup>
                  <mo stretchy="false">×</mo>
                  <msup>
                    <mi>a</mi>
                    <mrow>
                      <mo stretchy="false">(</mo>
                      <mn>2</mn>
                      <mo stretchy="false">)</mo>
                    </mrow>
                  </msup>
                </mrow>
              </mrow>
              <mo stretchy="false">)</mo>
            </mrow>
            <mi mathvariant="normal">:</mi>
            <mrow>
              <mrow>
                <msup>
                  <mo stretchy="false">ℝ</mo>
                  <mrow>
                    <mn>1</mn>
                    <mo stretchy="false">×</mo>
                    <mn>5</mn>
                  </mrow>
                </msup>
                <mo stretchy="false">×</mo>
                <msup>
                  <mo stretchy="false">ℝ</mo>
                  <mrow>
                    <mrow>
                      <mo stretchy="false">(</mo>
                      <mrow>
                        <mn>4</mn>
                        <mo stretchy="false">+</mo>
                        <mn>1</mn>
                      </mrow>
                      <mo stretchy="false">)</mo>
                    </mrow>
                    <mo stretchy="false">×</mo>
                    <mn>1</mn>
                  </mrow>
                </msup>
              </mrow>
              <mo stretchy="false">=</mo>
              <mo stretchy="false">ℝ</mo>
            </mrow>
          </mrow>
        </mtd>
      </mtr>
    </mtable>
    <annotation encoding="StarMath 5.0">alignl a sup (2) = g(%theta% sup (1) times a sup (1)): setR sup {4 times 11} times setR sup {(10+1) times 1} = setR sup {4}
newline
alignl a sup (3) = h sub %theta% (x) = g(%theta% sup (2) times a sup (2)): setR sup {1 times 5} times setR sup {(4+1) times 1} = setR</annotation>
  </semantics>
</math>
</file>

<file path=Object 26/content.xml><?xml version="1.0" encoding="utf-8"?>
<math xmlns="http://www.w3.org/1998/Math/MathML">
  <semantics>
    <mrow>
      <mrow>
        <msub>
          <mi>s</mi>
          <mn>2</mn>
        </msub>
        <mo stretchy="false">×</mo>
        <mrow>
          <mo stretchy="false">(</mo>
          <mrow>
            <msub>
              <mi>s</mi>
              <mn>1</mn>
            </msub>
            <mo stretchy="false">+</mo>
            <mn>1</mn>
          </mrow>
          <mo stretchy="false">)</mo>
        </mrow>
      </mrow>
      <mo stretchy="false">=</mo>
      <mrow>
        <mn>4</mn>
        <mo stretchy="false">×</mo>
        <mn>11</mn>
      </mrow>
    </mrow>
    <annotation encoding="StarMath 5.0">s sub 2 times (s sub 1 + 1)=4 times 11</annotation>
  </semantics>
</math>
</file>

<file path=Object 27/content.xml><?xml version="1.0" encoding="utf-8"?>
<math xmlns="http://www.w3.org/1998/Math/MathML">
  <semantics>
    <mrow>
      <mrow>
        <msub>
          <mi>s</mi>
          <mn>3</mn>
        </msub>
        <mo stretchy="false">×</mo>
        <mrow>
          <mo stretchy="false">(</mo>
          <mrow>
            <msub>
              <mi>s</mi>
              <mn>2</mn>
            </msub>
            <mo stretchy="false">+</mo>
            <mn>1</mn>
          </mrow>
          <mo stretchy="false">)</mo>
        </mrow>
      </mrow>
      <mo stretchy="false">=</mo>
      <mrow>
        <mn>1</mn>
        <mo stretchy="false">×</mo>
        <mn>5</mn>
      </mrow>
    </mrow>
    <annotation encoding="StarMath 5.0">s sub 3 times (s sub 2 + 1)=1 times 5</annotation>
  </semantics>
</math>
</file>

<file path=Object 28/content.xml><?xml version="1.0" encoding="utf-8"?>
<math xmlns="http://www.w3.org/1998/Math/MathML">
  <semantics>
    <mtable>
      <mtr>
        <mtd>
          <mrow>
            <mi>y</mi>
            <mo stretchy="false">∈</mo>
            <msup>
              <mo stretchy="false">ℝ</mo>
              <mi>K</mi>
            </msup>
          </mrow>
        </mtd>
      </mtr>
      <mtr>
        <mtd>
          <mrow>
            <msub>
              <mi>s</mi>
              <mi>L</mi>
            </msub>
            <mo stretchy="false">=</mo>
            <mi>K</mi>
          </mrow>
        </mtd>
      </mtr>
    </mtable>
    <annotation encoding="StarMath 5.0">alignl y in setR sup K
newline
alignl s sub L = K</annotation>
  </semantics>
</math>
</file>

<file path=Object 29/content.xml><?xml version="1.0" encoding="utf-8"?>
<math xmlns="http://www.w3.org/1998/Math/MathML">
  <semantics>
    <mrow>
      <mi>l</mi>
      <mo stretchy="false">∈</mo>
      <mrow>
        <mo stretchy="false">[</mo>
        <mrow>
          <mn>1,</mn>
          <mi>L</mi>
        </mrow>
        <mo stretchy="false">]</mo>
      </mrow>
    </mrow>
    <annotation encoding="StarMath 5.0">alignl l in [1,L]</annotation>
  </semantics>
</math>
</file>

<file path=Object 3/content.xml><?xml version="1.0" encoding="utf-8"?>
<math xmlns="http://www.w3.org/1998/Math/MathML">
  <semantics>
    <mrow>
      <mrow>
        <mi>y</mi>
        <mo stretchy="false">=</mo>
        <mo stretchy="false">θ</mo>
      </mrow>
      <mrow>
        <mrow>
          <msub>
            <mtext/>
            <mn>0</mn>
          </msub>
          <mo stretchy="false">⋅</mo>
          <msub>
            <mi>x</mi>
            <mn>0</mn>
          </msub>
        </mrow>
        <mo stretchy="false">+</mo>
        <mo stretchy="false">θ</mo>
      </mrow>
      <mrow>
        <mrow>
          <mrow>
            <msub>
              <mtext/>
              <mn>1</mn>
            </msub>
            <mo stretchy="false">⋅</mo>
            <msub>
              <mi>x</mi>
              <mn>1</mn>
            </msub>
          </mrow>
          <mo stretchy="false">+</mo>
          <mn>...</mn>
        </mrow>
        <mo stretchy="false">+</mo>
        <mo stretchy="false">θ</mo>
      </mrow>
      <mrow>
        <msub>
          <mtext/>
          <mi>n</mi>
        </msub>
        <mo stretchy="false">⋅</mo>
        <msub>
          <mi>x</mi>
          <mi>n</mi>
        </msub>
      </mrow>
    </mrow>
    <annotation encoding="StarMath 5.0">y=%theta% sub 0 cdot x sub 0 + %theta% sub 1 cdot x sub 1 + ... + %theta% sub n cdot x sub n</annotation>
  </semantics>
</math>
</file>

<file path=Object 30/content.xml><?xml version="1.0" encoding="utf-8"?>
<math xmlns="http://www.w3.org/1998/Math/MathML">
  <semantics>
    <mrow>
      <mi>J</mi>
      <mrow>
        <mrow>
          <mo stretchy="false">(</mo>
          <mrow>
            <mo stretchy="false">θ</mo>
            <mtext/>
          </mrow>
          <mo stretchy="false">)</mo>
        </mrow>
        <mo stretchy="false">=</mo>
        <mrow>
          <mo stretchy="false">−</mo>
          <mfrac>
            <mn>1</mn>
            <mi>m</mi>
          </mfrac>
        </mrow>
      </mrow>
      <mrow>
        <mrow>
          <mo stretchy="false">[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row>
                <msubsup>
                  <mi>y</mi>
                  <mi>k</mi>
                  <mrow>
                    <mo stretchy="false">(</mo>
                    <mi>i</mi>
                    <mo stretchy="false">)</mo>
                  </mrow>
                </msubsup>
                <mi>log</mi>
                <mrow>
                  <mrow>
                    <mo stretchy="false">(</mo>
                    <mrow>
                      <msub>
                        <mi>h</mi>
                        <mo stretchy="false">θ</mo>
                      </msub>
                      <mtext/>
                      <msub>
                        <mrow>
                          <mo stretchy="false">(</mo>
                          <msup>
                            <mi>x</mi>
                            <mrow>
                              <mo stretchy="false">(</mo>
                              <mi>i</mi>
                              <mo stretchy="false">)</mo>
                            </mrow>
                          </msup>
                          <mo stretchy="false">)</mo>
                        </mrow>
                        <mi>k</mi>
                      </msub>
                    </mrow>
                    <mo stretchy="false">)</mo>
                  </mrow>
                  <mo stretchy="false">+</mo>
                  <mrow>
                    <mo stretchy="false">(</mo>
                    <mrow>
                      <mn>1</mn>
                      <mo stretchy="false">−</mo>
                      <msup>
                        <mi>y</mi>
                        <mrow>
                          <mo stretchy="false">(</mo>
                          <mi>i</mi>
                          <mo stretchy="false">)</mo>
                        </mrow>
                      </msup>
                    </mrow>
                    <mo stretchy="false">)</mo>
                  </mrow>
                </mrow>
                <mi>log</mi>
                <mrow>
                  <mo stretchy="false">(</mo>
                  <mrow>
                    <mrow>
                      <mn>1</mn>
                      <mo stretchy="false">−</mo>
                      <msub>
                        <mi>h</mi>
                        <mo stretchy="false">θ</mo>
                      </msub>
                    </mrow>
                    <mtext/>
                    <msub>
                      <mrow>
                        <mo stretchy="false">(</mo>
                        <msup>
                          <mi>x</mi>
                          <mrow>
                            <mo stretchy="false">(</mo>
                            <mi>i</mi>
                            <mo stretchy="false">)</mo>
                          </mrow>
                        </msup>
                        <mo stretchy="false">)</mo>
                      </mrow>
                      <mi>k</mi>
                    </msub>
                  </mrow>
                  <mo stretchy="false">)</mo>
                </mrow>
              </mrow>
            </mrow>
          </mrow>
          <mo stretchy="false">]</mo>
        </mrow>
        <mo stretchy="false">+</mo>
        <mfrac>
          <mrow>
            <mo stretchy="false">λ</mo>
            <mtext/>
          </mrow>
          <mn>2m</mn>
        </mfrac>
      </mrow>
      <mrow>
        <munderover>
          <mo stretchy="false">∑</mo>
          <mrow>
            <mi>l</mi>
            <mo stretchy="false">=</mo>
            <mn>1</mn>
          </mrow>
          <mrow>
            <mi>L</mi>
            <mo stretchy="false">−</mo>
            <mn>1</mn>
          </mrow>
        </munderover>
        <mrow>
          <munderover>
            <mo stretchy="false">∑</mo>
            <mrow>
              <mi>i</mi>
              <mo stretchy="false">=</mo>
              <mn>1</mn>
            </mrow>
            <msub>
              <mi>s</mi>
              <mi>l</mi>
            </msub>
          </munderover>
          <mrow>
            <munderover>
              <mo stretchy="false">∑</mo>
              <mrow>
                <mi>j</mi>
                <mo stretchy="false">=</mo>
                <mn>1</mn>
              </mrow>
              <msub>
                <mi>s</mi>
                <mrow>
                  <mi>l</mi>
                  <mo stretchy="false">+</mo>
                  <mn>1</mn>
                </mrow>
              </msub>
            </munderover>
            <msup>
              <mrow>
                <mo stretchy="false">(</mo>
                <mrow>
                  <mo stretchy="false">θ</mo>
                  <msubsup>
                    <mtext/>
                    <mrow>
                      <mi>j</mi>
                      <mi>,</mi>
                      <mi>i</mi>
                    </mrow>
                    <mrow>
                      <mo stretchy="false">(</mo>
                      <mi>l</mi>
                      <mo stretchy="false">)</mo>
                    </mrow>
                  </msubsup>
                </mrow>
                <mo stretchy="false">)</mo>
              </mrow>
              <mn>2</mn>
            </msup>
          </mrow>
        </mrow>
      </mrow>
    </mrow>
    <annotation encoding="StarMath 5.0">J(%theta%)=-{1 over m}[sum from {i=1} to {m} sum from {k=1} to {K} {y sup (i) sub k log(h sub %theta% (x sup (i)) sub k) + (1-y sup (i))log(1- h sub %theta% (x sup (i)) sub k)}] + {{%lambda%} over 2m} sum from {l=1} to {L-1} sum from {i=1} to {s sub l} sum from {j = 1} to {s sub {l+1}} {(%theta% sup (l) sub {j,i}) sup 2}
</annotation>
  </semantics>
</math>
</file>

<file path=Object 4/content.xml><?xml version="1.0" encoding="utf-8"?>
<math xmlns="http://www.w3.org/1998/Math/MathML">
  <semantics>
    <mrow>
      <mi>J</mi>
      <mrow>
        <mrow>
          <mo stretchy="false">(</mo>
          <mrow>
            <mo stretchy="false">θ</mo>
            <mtext/>
          </mrow>
          <mo stretchy="false">)</mo>
        </mrow>
        <mo stretchy="false">=</mo>
        <mfrac>
          <mn>1</mn>
          <mn>2m</mn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p>
          <mrow>
            <mo stretchy="false">(</mo>
            <mrow>
              <msub>
                <mi>h</mi>
                <mo stretchy="false">θ</mo>
              </msub>
              <mtext/>
              <mrow>
                <mrow>
                  <mo stretchy="false">(</mo>
                  <mi>x</mi>
                  <mo stretchy="false">)</mo>
                </mrow>
                <mo stretchy="false">−</mo>
                <mi>y</mi>
              </mrow>
            </mrow>
            <mo stretchy="false">)</mo>
          </mrow>
          <mn>2</mn>
        </msup>
      </mrow>
    </mrow>
    <annotation encoding="StarMath 5.0">J(%theta%)={1}over{2m}sum from{i=1}to{m} (h sub %theta% (x) - y) sup 2  </annotation>
  </semantics>
</math>
</file>

<file path=Object 5/content.xml><?xml version="1.0" encoding="utf-8"?>
<math xmlns="http://www.w3.org/1998/Math/MathML">
  <semantics>
    <mtable>
      <mtr>
        <mtd>
          <mrow>
            <mi>X</mi>
            <mo stretchy="false">=</mo>
            <mfenced open="[" close="]"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2</mn>
                  </mtd>
                </mtr>
                <mtr>
                  <mtd>
                    <mn>1</mn>
                  </mtd>
                  <mtd>
                    <mn>3</mn>
                  </mtd>
                </mtr>
              </mtable>
            </mfenced>
          </mrow>
        </mtd>
      </mtr>
      <mtr>
        <mtd>
          <mrow>
            <mi>y</mi>
            <mo stretchy="false">=</mo>
            <mfenced open="[" close="]">
              <mtable>
                <mtr>
                  <mtd>
                    <mn>2</mn>
                  </mtd>
                </mtr>
                <mtr>
                  <mtd>
                    <mn>3</mn>
                  </mtd>
                </mtr>
                <mtr>
                  <mtd>
                    <mn>4</mn>
                  </mtd>
                </mtr>
              </mtable>
            </mfenced>
          </mrow>
        </mtd>
      </mtr>
    </mtable>
    <annotation encoding="StarMath 5.0">alignl X=left [ matrix { 1#1##1#2##1#3 } right ] 
newline
alignl y=left [ matrix { 2##3##4 } right ]</annotation>
  </semantics>
</math>
</file>

<file path=Object 6/content.xml><?xml version="1.0" encoding="utf-8"?>
<math xmlns="http://www.w3.org/1998/Math/MathML">
  <semantics>
    <mrow>
      <msub>
        <mi>h</mi>
        <mo stretchy="false">θ</mo>
      </msub>
      <mtext/>
      <mrow>
        <mrow>
          <mo stretchy="false">(</mo>
          <mi>x</mi>
          <mo stretchy="false">)</mo>
        </mrow>
        <mo stretchy="false">=</mo>
        <mo stretchy="false">θ</mo>
      </mrow>
      <mrow>
        <msub>
          <mtext/>
          <mn>0</mn>
        </msub>
        <mo stretchy="false">+</mo>
        <mo stretchy="false">θ</mo>
      </mrow>
      <mrow>
        <msub>
          <mtext/>
          <mn>1</mn>
        </msub>
        <mo stretchy="false">⋅</mo>
        <mi>x</mi>
      </mrow>
    </mrow>
    <annotation encoding="StarMath 5.0">h sub %theta% (x) = %theta% sub 0 + %theta% sub 1 cdot x</annotation>
  </semantics>
</math>
</file>

<file path=Object 7/content.xml><?xml version="1.0" encoding="utf-8"?>
<math xmlns="http://www.w3.org/1998/Math/MathML">
  <semantics>
    <mrow>
      <mfrac>
        <mrow>
          <mo stretchy="false">δ</mo>
          <mtext/>
        </mrow>
        <mrow>
          <mo stretchy="false">δ</mo>
          <mtext/>
          <mo stretchy="false">θ</mo>
          <msub>
            <mtext/>
            <mi>n</mi>
          </msub>
        </mrow>
      </mfrac>
      <mi>J</mi>
      <mrow>
        <mrow>
          <mo stretchy="false">(</mo>
          <mrow>
            <mo stretchy="false">θ</mo>
            <mtext/>
          </mrow>
          <mo stretchy="false">)</mo>
        </mrow>
        <mo stretchy="false">=</mo>
        <mfrac>
          <mn>1</mn>
          <mi>m</mi>
        </mfrac>
      </mrow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o stretchy="false">(</mo>
            <mrow>
              <msub>
                <mi>h</mi>
                <mo stretchy="false">θ</mo>
              </msub>
              <mtext/>
              <mrow>
                <mrow>
                  <mo stretchy="false">(</mo>
                  <mi>x</mi>
                  <mo stretchy="false">)</mo>
                </mrow>
                <mo stretchy="false">−</mo>
                <mi>y</mi>
              </mrow>
            </mrow>
            <mo stretchy="false">)</mo>
          </mrow>
        </mrow>
        <mo stretchy="false">⋅</mo>
        <msub>
          <mi>x</mi>
          <mi>n</mi>
        </msub>
      </mrow>
    </mrow>
    <annotation encoding="StarMath 5.0">{%delta%} over {%delta% %theta% sub n} J(%theta%) = {1} over {m} sum from{i=1}to{m}(h sub %theta% (x) - y) cdot x sub n
	 </annotation>
  </semantics>
</math>
</file>

<file path=Object 8/content.xml><?xml version="1.0" encoding="utf-8"?>
<math xmlns="http://www.w3.org/1998/Math/MathML">
  <semantics>
    <mrow>
      <mfrac>
        <mrow>
          <mo stretchy="false">δ</mo>
          <mtext/>
        </mrow>
        <mrow>
          <mo stretchy="false">δ</mo>
          <mtext/>
          <mo stretchy="false">θ</mo>
          <mtext/>
        </mrow>
      </mfrac>
      <mi>J</mi>
      <mrow>
        <mrow>
          <mrow>
            <mrow>
              <mo stretchy="false">(</mo>
              <mrow>
                <mo stretchy="false">θ</mo>
                <mtext/>
              </mrow>
              <mo stretchy="false">)</mo>
            </mrow>
            <mo stretchy="false">=</mo>
            <mrow>
              <msup>
                <mi>X</mi>
                <mi>T</mi>
              </msup>
              <mo stretchy="false">×</mo>
              <mrow>
                <mo stretchy="false">(</mo>
                <mrow>
                  <msub>
                    <mi>h</mi>
                    <mo stretchy="false">θ</mo>
                  </msub>
                  <mtext/>
                  <mrow>
                    <mrow>
                      <mo stretchy="false">(</mo>
                      <mi>X</mi>
                      <mo stretchy="false">)</mo>
                    </mrow>
                    <mo stretchy="false">−</mo>
                    <mi>y</mi>
                  </mrow>
                </mrow>
                <mo stretchy="false">)</mo>
              </mrow>
            </mrow>
          </mrow>
          <mo stretchy="false">=</mo>
          <mrow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2</mn>
                  </mtd>
                  <mtd>
                    <mn>3</mn>
                  </mtd>
                </mtr>
              </mtable>
            </mfenced>
            <mo stretchy="false">×</mo>
            <mfenced open="[" close="]">
              <mtable>
                <mtr>
                  <mtd>
                    <mrow>
                      <mo stretchy="false">−</mo>
                      <mn>1.0</mn>
                    </mrow>
                  </mtd>
                </mtr>
                <mtr>
                  <mtd>
                    <mrow>
                      <mo stretchy="false">−</mo>
                      <mn>1.5</mn>
                    </mrow>
                  </mtd>
                </mtr>
                <mtr>
                  <mtd>
                    <mrow>
                      <mo stretchy="false">−</mo>
                      <mn>2.0</mn>
                    </mrow>
                  </mtd>
                </mtr>
              </mtable>
            </mfenced>
          </mrow>
        </mrow>
        <mo stretchy="false">=</mo>
        <mfenced open="[" close="]">
          <mtable>
            <mtr>
              <mtd>
                <mrow>
                  <mo stretchy="false">−</mo>
                  <mn>4.5</mn>
                </mrow>
              </mtd>
            </mtr>
            <mtr>
              <mtd>
                <mrow>
                  <mo stretchy="false">−</mo>
                  <mn>10.0</mn>
                </mrow>
              </mtd>
            </mtr>
          </mtable>
        </mfenced>
      </mrow>
    </mrow>
    <annotation encoding="StarMath 5.0">{%delta%} over {%delta% %theta%}J(%theta%) = X sup T times (h sub %theta% (X) - y)=left[matrix{1#1#1##1#2#3}right] times left [matrix{-1.0##-1.5##-2.0}right] = left [matrix{-4.5##-10.0}right]</annotation>
  </semantics>
</math>
</file>

<file path=Object 9/content.xml><?xml version="1.0" encoding="utf-8"?>
<math xmlns="http://www.w3.org/1998/Math/MathML">
  <semantics>
    <mrow>
      <mo stretchy="false">θ</mo>
      <mrow>
        <mtext/>
        <mo stretchy="false">=</mo>
        <mfenced open="[" close="]">
          <mtable>
            <mtr>
              <mtd>
                <mn>0.5</mn>
              </mtd>
            </mtr>
            <mtr>
              <mtd>
                <mn>0.5</mn>
              </mtd>
            </mtr>
          </mtable>
        </mfenced>
      </mrow>
    </mrow>
    <annotation encoding="StarMath 5.0">%theta%=left [matrix{0.5##0.5}right]</annotation>
  </semantics>
</math>
</file>